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3A000000F7142BCC3DD3C6744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Courier New', monospace"/>
    <style:font-face style:name="Consolas1" svg:font-family="Consolas, 'Courier New', monospace"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3" style:family="table">
      <style:table-properties style:width="17.023cm" table:align="left" style:writing-mode="lr-tb"/>
    </style:style>
    <style:style style:name="Tabla3.A" style:family="table-column">
      <style:table-column-properties style:column-width="2.487cm"/>
    </style:style>
    <style:style style:name="Tabla3.B" style:family="table-column">
      <style:table-column-properties style:column-width="8.017cm"/>
    </style:style>
    <style:style style:name="Tabla3.C" style:family="table-column">
      <style:table-column-properties style:column-width="2.245cm"/>
    </style:style>
    <style:style style:name="Tabla3.D" style:family="table-column">
      <style:table-column-properties style:column-width="4.274cm"/>
    </style:style>
    <style:style style:name="Tabla3.1" style:family="table-row">
      <style:table-row-properties fo:keep-together="auto"/>
    </style:style>
    <style:style style:name="Tabla3.A1" style:family="table-cell">
      <style:table-cell-properties style:vertical-align="top" fo:background-color="#ffdab9" fo:padding="0.097cm" fo:border-left="0.1pt solid #000000" fo:border-right="none" fo:border-top="0.1pt solid #000000" fo:border-bottom="0.1pt solid #000000" style:writing-mode="lr-tb">
        <style:background-image/>
      </style:table-cell-properties>
    </style:style>
    <style:style style:name="Tabla3.D1" style:family="table-cell">
      <style:table-cell-properties style:vertical-align="top" fo:background-color="#ffdab9" fo:padding="0.097cm" fo:border="0.1pt solid #000000" style:writing-mode="lr-tb">
        <style:background-image/>
      </style:table-cell-properties>
    </style:style>
    <style:style style:name="Tabla3.A2" style:family="table-cell">
      <style:table-cell-properties style:vertical-align="top" fo:background-color="#ffdab9" fo:padding="0.097cm" fo:border-left="0.1pt solid #000000" fo:border-right="none" fo:border-top="none" fo:border-bottom="0.1pt solid #000000" style:writing-mode="lr-tb">
        <style:background-image/>
      </style:table-cell-properties>
    </style:style>
    <style:style style:name="Tabla3.D2" style:family="table-cell">
      <style:table-cell-properties style:vertical-align="top" fo:background-color="#ffdab9" fo:padding="0.097cm" fo:border-left="0.1pt solid #000000" fo:border-right="0.1pt solid #000000" fo:border-top="none" fo:border-bottom="0.1pt solid #000000" style:writing-mode="lr-tb">
        <style:background-image/>
      </style:table-cell-properties>
    </style:style>
    <style:style style:name="P1" style:family="paragraph" style:parent-style-name="Text_20_body">
      <style:text-properties officeooo:paragraph-rsid="0038cd41"/>
    </style:style>
    <style:style style:name="P2" style:family="paragraph" style:parent-style-name="Text_20_body">
      <style:text-properties style:font-name="Calibri" fo:font-size="10pt" style:font-size-asian="10pt" style:font-size-complex="10pt"/>
    </style:style>
    <style:style style:name="P3" style:family="paragraph" style:parent-style-name="Text_20_body">
      <style:text-properties style:font-name="Calibri" fo:font-size="10pt" officeooo:paragraph-rsid="00470099" style:font-size-asian="10pt" style:font-size-complex="10pt"/>
    </style:style>
    <style:style style:name="P4" style:family="paragraph" style:parent-style-name="Table_20_Contents">
      <style:text-properties style:font-name="Calibri" fo:font-size="10pt" style:text-underline-style="none" officeooo:paragraph-rsid="000340cf" fo:background-color="transparent" style:font-name-asian="Microsoft YaHei" style:font-size-asian="10pt" style:font-name-complex="Calibri" style:font-size-complex="10pt"/>
    </style:style>
    <style:style style:name="P5" style:family="paragraph" style:parent-style-name="Table_20_Contents">
      <style:paragraph-properties style:snap-to-layout-grid="false"/>
      <style:text-properties style:font-name="Calibri" fo:font-size="10pt" style:text-underline-style="none" officeooo:paragraph-rsid="000340cf" fo:background-color="transparent" style:font-name-asian="Microsoft YaHei" style:font-size-asian="10pt" style:font-name-complex="Calibri" style:font-size-complex="10pt"/>
    </style:style>
    <style:style style:name="P6" style:family="paragraph" style:parent-style-name="Text_20_body">
      <style:text-properties style:font-name="Calibri" officeooo:paragraph-rsid="00470099"/>
    </style:style>
    <style:style style:name="P7" style:family="paragraph" style:parent-style-name="Text_20_body">
      <style:text-properties style:font-name="Calibri" officeooo:paragraph-rsid="004884c6"/>
    </style:style>
    <style:style style:name="P8" style:family="paragraph" style:parent-style-name="Text_20_body">
      <style:paragraph-properties fo:text-align="end" style:justify-single-word="false"/>
      <style:text-properties style:font-name="Calibri" officeooo:paragraph-rsid="00470099"/>
    </style:style>
    <style:style style:name="P9" style:family="paragraph" style:parent-style-name="Text_20_body">
      <style:text-properties style:font-name="Calibri" officeooo:paragraph-rsid="0056782d"/>
    </style:style>
    <style:style style:name="P10" style:family="paragraph" style:parent-style-name="Text_20_body">
      <style:paragraph-properties fo:margin-top="0cm" fo:margin-bottom="0cm" style:contextual-spacing="false"/>
      <style:text-properties style:font-name="Calibri" officeooo:paragraph-rsid="0057f10b"/>
    </style:style>
    <style:style style:name="P11" style:family="paragraph" style:parent-style-name="Text_20_body">
      <style:text-properties fo:font-variant="normal" fo:text-transform="none" fo:color="#444444" loext:opacity="100%" style:font-name="Calibri" fo:font-size="10pt" fo:letter-spacing="normal" fo:font-style="normal" fo:font-weight="normal" officeooo:rsid="0035908f" officeooo:paragraph-rsid="0038cd41" style:font-size-asian="10pt" style:font-weight-asian="normal" style:font-size-complex="10pt" style:font-weight-complex="normal"/>
    </style:style>
    <style:style style:name="P12" style:family="paragraph" style:parent-style-name="Text_20_body">
      <loext:graphic-properties draw:fill-gradient-name="gradient" draw:fill-hatch-name="hatch"/>
      <style:paragraph-properties fo:margin-top="0cm" fo:margin-bottom="0cm" style:contextual-spacing="false" fo:line-height="100%"/>
      <style:text-properties fo:font-variant="normal" fo:text-transform="none" fo:color="#444444" loext:opacity="100%" style:font-name="Calibri" fo:font-size="9pt" fo:letter-spacing="normal" fo:font-style="normal" fo:font-weight="normal" officeooo:rsid="0035908f" officeooo:paragraph-rsid="003dcd91" style:font-size-asian="9pt" style:font-weight-asian="normal" style:font-size-complex="9pt" style:font-weight-complex="normal"/>
    </style:style>
    <style:style style:name="P13" style:family="paragraph" style:parent-style-name="Text_20_body">
      <loext:graphic-properties draw:fill-gradient-name="gradient" draw:fill-hatch-name="hatch"/>
      <style:paragraph-properties fo:margin-top="0cm" fo:margin-bottom="0cm" style:contextual-spacing="false" fo:line-height="100%"/>
      <style:text-properties fo:font-variant="normal" fo:text-transform="none" fo:color="#444444" loext:opacity="100%" style:font-name="Calibri" fo:font-size="9pt" fo:letter-spacing="normal" fo:font-style="normal" fo:font-weight="normal" officeooo:rsid="0035908f" officeooo:paragraph-rsid="005369e0" style:font-size-asian="9pt" style:font-weight-asian="normal" style:font-size-complex="9pt" style:font-weight-complex="normal"/>
    </style:style>
    <style:style style:name="P14" style:family="paragraph" style:parent-style-name="Text_20_body">
      <style:paragraph-properties fo:margin-top="0cm" fo:margin-bottom="0cm" style:contextual-spacing="false"/>
      <style:text-properties fo:font-variant="normal" fo:text-transform="none" fo:color="#3c3c3c" loext:opacity="100%" style:font-name="Calibri" fo:font-size="9pt" fo:letter-spacing="normal" fo:font-style="normal" fo:font-weight="normal" officeooo:rsid="00488a36" officeooo:paragraph-rsid="00488a36" style:font-size-asian="9pt" style:font-weight-asian="normal" style:font-size-complex="9pt" style:font-weight-complex="normal"/>
    </style:style>
    <style:style style:name="P15" style:family="paragraph" style:parent-style-name="Text_20_body">
      <style:paragraph-properties fo:margin-top="0cm" fo:margin-bottom="0cm" style:contextual-spacing="false" fo:line-height="100%"/>
      <style:text-properties fo:font-variant="normal" fo:text-transform="none" fo:color="#3c3c3c" loext:opacity="100%" style:font-name="Calibri" fo:font-size="9pt" fo:letter-spacing="normal" fo:font-style="normal" fo:font-weight="normal" officeooo:rsid="001d9a8c" officeooo:paragraph-rsid="0035908f" style:font-size-asian="9pt" style:font-weight-asian="normal" style:font-size-complex="9pt" style:font-weight-complex="normal"/>
    </style:style>
    <style:style style:name="P16" style:family="paragraph" style:parent-style-name="Standard">
      <style:paragraph-properties fo:text-align="start" style:justify-single-word="false"/>
      <style:text-properties fo:font-variant="normal" fo:text-transform="none" fo:color="#4f82be" loext:opacity="100%" style:font-name="Calibri" fo:font-size="14pt" fo:letter-spacing="normal" fo:font-style="normal" fo:font-weight="bold" officeooo:rsid="0035908f" officeooo:paragraph-rsid="0038cd41" style:font-size-asian="14pt" style:font-weight-asian="bold" style:font-size-complex="10pt" style:font-weight-complex="normal"/>
    </style:style>
    <style:style style:name="P17" style:family="paragraph" style:parent-style-name="Text_20_body">
      <style:text-properties fo:color="#c9211e" loext:opacity="100%"/>
    </style:style>
    <style:style style:name="P18" style:family="paragraph" style:parent-style-name="Text_20_body">
      <style:text-properties fo:color="#c9211e" loext:opacity="100%" style:font-name="Calibri" fo:font-weight="bold" officeooo:rsid="0056782d" officeooo:paragraph-rsid="0056782d" style:font-weight-asian="bold" style:font-weight-complex="bold"/>
    </style:style>
    <style:style style:name="P19" style:family="paragraph" style:parent-style-name="Text_20_body">
      <style:text-properties fo:color="#c9211e" loext:opacity="100%" style:font-name="Calibri" officeooo:rsid="0056782d" officeooo:paragraph-rsid="0056782d"/>
    </style:style>
    <style:style style:name="P20" style:family="paragraph" style:parent-style-name="Text_20_body">
      <style:text-properties fo:color="#c9211e" loext:opacity="100%" style:font-name="Calibri" officeooo:rsid="004defc3" officeooo:paragraph-rsid="0056782d"/>
    </style:style>
    <style:style style:name="P21" style:family="paragraph" style:parent-style-name="Text_20_body">
      <style:text-properties fo:color="#c9211e" loext:opacity="100%" style:font-name="Consolas1" fo:font-size="10pt" officeooo:paragraph-rsid="0056782d" style:font-size-asian="10pt" style:font-size-complex="10pt"/>
    </style:style>
    <style:style style:name="P22" style:family="paragraph" style:parent-style-name="Standard">
      <style:text-properties fo:color="#c9211e" loext:opacity="100%" style:font-name="Consolas1" fo:font-size="10pt" officeooo:paragraph-rsid="0056782d" style:font-size-asian="10pt" style:font-size-complex="10pt"/>
    </style:style>
    <style:style style:name="P23" style:family="paragraph" style:parent-style-name="Text_20_body">
      <style:text-properties fo:color="#c9211e" loext:opacity="100%" style:font-name="Consolas" fo:font-size="10.5pt" fo:font-weight="normal"/>
    </style:style>
    <style:style style:name="P24" style:family="paragraph" style:parent-style-name="Preformatted_20_Text">
      <style:paragraph-properties fo:margin-top="0cm" fo:margin-bottom="0cm" style:contextual-spacing="false"/>
    </style:style>
    <style:style style:name="P25" style:family="paragraph" style:parent-style-name="Standard">
      <style:paragraph-properties fo:text-align="start" style:justify-single-word="false"/>
      <style:text-properties fo:color="#4f82be" loext:opacity="100%" style:font-name="Calibri" fo:font-size="13pt" fo:font-weight="bold" style:font-size-asian="13pt" style:font-weight-asian="bold"/>
    </style:style>
    <style:style style:name="P26" style:family="paragraph" style:parent-style-name="Standard">
      <style:paragraph-properties fo:text-align="start" style:justify-single-word="false"/>
      <style:text-properties fo:color="#548ed5" loext:opacity="100%" style:font-name="Calibri" fo:font-size="12pt" style:text-underline-style="none" fo:font-weight="bold" style:font-size-asian="12pt" style:font-weight-asian="bold"/>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Preformatted_20_Text">
      <style:paragraph-properties fo:margin-top="0cm" fo:margin-bottom="0cm" style:contextual-spacing="false"/>
      <style:text-properties officeooo:paragraph-rsid="0058f553"/>
    </style:style>
    <style:style style:name="P30" style:family="paragraph" style:parent-style-name="Preformatted_20_Text">
      <style:paragraph-properties fo:margin-left="0cm" fo:margin-right="0cm" fo:margin-top="0cm" fo:margin-bottom="0cm" style:contextual-spacing="false" fo:text-indent="0cm" style:auto-text-indent="false"/>
      <style:text-properties officeooo:paragraph-rsid="0058f553"/>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Heading_20_1">
      <style:text-properties style:font-name="Calibri" officeooo:rsid="00224122" officeooo:paragraph-rsid="00224122"/>
    </style:style>
    <style:style style:name="P34" style:family="paragraph" style:parent-style-name="Heading_20_1">
      <style:text-properties style:font-name="Calibri" officeooo:paragraph-rsid="000ee089"/>
    </style:style>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P37" style:family="paragraph" style:parent-style-name="Heading_20_2">
      <loext:graphic-properties draw:fill="solid" draw:fill-color="#ffff00" draw:opacity="100%"/>
      <style:paragraph-properties fo:background-color="#ffff00" fo:padding="0cm" fo:border="none"/>
    </style:style>
    <style:style style:name="P38" style:family="paragraph" style:parent-style-name="Heading_20_2">
      <loext:graphic-properties draw:fill="solid" draw:fill-color="#ff6347" draw:opacity="100%"/>
      <style:paragraph-properties fo:background-color="#ff6347" fo:padding="0cm" fo:border="none"/>
    </style:style>
    <style:style style:name="P39" style:family="paragraph" style:parent-style-name="Heading_20_2">
      <loext:graphic-properties draw:fill="solid" draw:fill-color="#ff69b4" draw:opacity="100%"/>
      <style:paragraph-properties fo:background-color="#ff69b4" fo:padding="0cm" fo:border="none"/>
    </style:style>
    <style:style style:name="P40" style:family="paragraph" style:parent-style-name="Heading_20_2">
      <loext:graphic-properties draw:fill="solid" draw:fill-color="#f4a460" draw:opacity="100%"/>
      <style:paragraph-properties fo:background-color="#f4a460" fo:padding="0cm" fo:border="none"/>
    </style:style>
    <style:style style:name="P41" style:family="paragraph" style:parent-style-name="Heading_20_2">
      <loext:graphic-properties draw:fill="solid" draw:fill-color="#fff0f5" draw:opacity="100%"/>
      <style:paragraph-properties fo:line-height="100%" fo:background-color="#fff0f5" fo:padding="0cm" fo:border="none"/>
      <style:text-properties officeooo:paragraph-rsid="005c3549"/>
    </style:style>
    <style:style style:name="P42" style:family="paragraph" style:parent-style-name="Heading_20_3" style:list-style-name="L2"/>
    <style:style style:name="P43" style:family="paragraph" style:parent-style-name="Heading_20_3" style:list-style-name="L2">
      <style:text-properties officeooo:paragraph-rsid="0057f10b"/>
    </style:style>
    <style:style style:name="P44" style:family="paragraph" style:parent-style-name="Preformatted_20_Text" style:list-style-name="L1"/>
    <style:style style:name="P45" style:family="paragraph" style:parent-style-name="Preformatted_20_Text" style:list-style-name="L2"/>
    <style:style style:name="P46" style:family="paragraph" style:parent-style-name="Preformatted_20_Text" style:list-style-name="L2">
      <style:text-properties officeooo:paragraph-rsid="0057f10b"/>
    </style:style>
    <style:style style:name="P47" style:family="paragraph" style:parent-style-name="Preformatted_20_Text">
      <style:paragraph-properties fo:margin-top="0cm" fo:margin-bottom="0cm" style:contextual-spacing="false" fo:padding="0cm" fo:border="none"/>
      <style:text-properties officeooo:paragraph-rsid="0058f553"/>
    </style:style>
    <style:style style:name="P48" style:family="paragraph" style:parent-style-name="Preformatted_20_Text">
      <loext:graphic-properties draw:fill="solid" draw:fill-color="#ffff00" draw:opacity="100%"/>
      <style:paragraph-properties fo:margin-top="0cm" fo:margin-bottom="0cm" style:contextual-spacing="false" fo:background-color="#ffff00" fo:padding="0cm" fo:border="none"/>
      <style:text-properties officeooo:paragraph-rsid="0058f553"/>
    </style:style>
    <style:style style:name="P49" style:family="paragraph" style:parent-style-name="Preformatted_20_Text">
      <loext:graphic-properties draw:fill="solid" draw:fill-color="#ffff00" draw:opacity="100%"/>
      <style:paragraph-properties fo:margin-top="0cm" fo:margin-bottom="0cm" style:contextual-spacing="false" fo:background-color="#ffff00"/>
    </style:style>
    <style:style style:name="P50" style:family="paragraph" style:parent-style-name="Preformatted_20_Text">
      <loext:graphic-properties draw:fill="solid" draw:fill-color="#fff0f5" draw:opacity="100%"/>
      <style:paragraph-properties fo:margin-top="0cm" fo:margin-bottom="0cm" style:contextual-spacing="false" fo:background-color="#fff0f5"/>
    </style:style>
    <style:style style:name="P51" style:family="paragraph" style:parent-style-name="Preformatted_20_Text">
      <loext:graphic-properties draw:fill="solid" draw:fill-color="#ff6347" draw:opacity="100%"/>
      <style:paragraph-properties fo:margin-top="0cm" fo:margin-bottom="0cm" style:contextual-spacing="false" fo:background-color="#ff6347"/>
    </style:style>
    <style:style style:name="P52" style:family="paragraph" style:parent-style-name="Preformatted_20_Text">
      <loext:graphic-properties draw:fill="solid" draw:fill-color="#ff69b4" draw:opacity="100%"/>
      <style:paragraph-properties fo:margin-top="0cm" fo:margin-bottom="0cm" style:contextual-spacing="false" fo:background-color="#ff69b4"/>
    </style:style>
    <style:style style:name="P53" style:family="paragraph" style:parent-style-name="Preformatted_20_Text">
      <loext:graphic-properties draw:fill="solid" draw:fill-color="#f4a460" draw:opacity="100%"/>
      <style:paragraph-properties fo:margin-top="0cm" fo:margin-bottom="0cm" style:contextual-spacing="false" fo:background-color="#f4a460"/>
    </style:style>
    <style:style style:name="P54" style:family="paragraph" style:parent-style-name="Preformatted_20_Text">
      <loext:graphic-properties draw:fill="solid" draw:fill-color="#fff0f5" draw:opacity="100%"/>
      <style:paragraph-properties fo:margin-top="0cm" fo:margin-bottom="0cm" style:contextual-spacing="false" fo:line-height="100%" fo:background-color="#fff0f5"/>
    </style:style>
    <style:style style:name="P55" style:family="paragraph" style:parent-style-name="Preformatted_20_Text">
      <loext:graphic-properties draw:fill="solid" draw:fill-color="#ff69b4" draw:opacity="100%"/>
      <style:paragraph-properties fo:margin-top="0cm" fo:margin-bottom="0cm" style:contextual-spacing="false" fo:background-color="#ff69b4"/>
      <style:text-properties style:font-name="Calibri" fo:font-size="10pt" officeooo:paragraph-rsid="004f792a" style:font-size-asian="10pt" style:font-size-complex="10pt"/>
    </style:style>
    <style:style style:name="P56" style:family="paragraph" style:parent-style-name="Preformatted_20_Text">
      <style:paragraph-properties fo:margin-top="0cm" fo:margin-bottom="0cm" style:contextual-spacing="false"/>
      <style:text-properties style:font-name="Calibri" fo:font-size="10pt" style:font-size-asian="10pt" style:font-size-complex="10pt"/>
    </style:style>
    <style:style style:name="P57" style:family="paragraph" style:parent-style-name="Preformatted_20_Text">
      <loext:graphic-properties draw:fill="solid" draw:fill-color="#ff69b4" draw:opacity="100%"/>
      <style:paragraph-properties fo:margin-top="0cm" fo:margin-bottom="0cm" style:contextual-spacing="false" fo:background-color="#ff69b4"/>
      <style:text-properties style:font-name="Calibri" fo:font-size="10pt" style:font-size-asian="10pt" style:font-size-complex="10pt"/>
    </style:style>
    <style:style style:name="P58" style:family="paragraph" style:parent-style-name="Standard" style:list-style-name="L5">
      <style:text-properties fo:font-variant="normal" fo:text-transform="none" fo:color="#d4d4d4" loext:opacity="100%" style:font-name="Calibri" fo:font-size="10.5pt" fo:letter-spacing="normal" fo:font-style="normal" fo:font-weight="normal" officeooo:paragraph-rsid="00488a36" fo:background-color="#1f1f1f" style:font-weight-asian="normal" style:font-weight-complex="normal"/>
    </style:style>
    <style:style style:name="P59" style:family="paragraph" style:parent-style-name="Standard">
      <style:text-properties fo:font-variant="normal" fo:text-transform="none" fo:color="#000000" loext:opacity="100%" style:font-name="Calibri" fo:font-size="12pt" fo:letter-spacing="normal" fo:font-style="normal" fo:font-weight="normal" officeooo:rsid="0035908f" officeooo:paragraph-rsid="0038cd41"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style:font-name="Calibri" fo:font-size="12pt" style:font-size-asian="12pt" style:font-size-complex="12pt"/>
    </style:style>
    <style:style style:name="P61" style:family="paragraph" style:parent-style-name="Standard">
      <style:paragraph-properties fo:text-align="start" style:justify-single-word="false"/>
      <style:text-properties fo:color="#000000" loext:opacity="100%" style:font-name="Calibri" fo:font-size="12pt" officeooo:paragraph-rsid="003c1bfd" style:font-size-asian="12pt" style:font-size-complex="12pt"/>
    </style:style>
    <style:style style:name="P62" style:family="paragraph" style:parent-style-name="Standard">
      <style:paragraph-properties fo:text-align="start" style:justify-single-word="false"/>
      <style:text-properties fo:color="#000000" loext:opacity="100%" style:font-name="Calibri" fo:font-size="12pt" fo:font-weight="bold" officeooo:paragraph-rsid="003c1bfd" style:font-size-asian="12pt" style:font-weight-asian="bold" style:font-size-complex="12pt"/>
    </style:style>
    <style:style style:name="P63" style:family="paragraph" style:parent-style-name="Standard">
      <loext:graphic-properties draw:fill="solid" draw:fill-color="#f5dcdd" draw:fill-gradient-name="gradient" draw:fill-hatch-name="hatch"/>
      <style:paragraph-properties fo:text-align="start" style:justify-single-word="false" fo:background-color="#f5dcdd" fo:padding="0.199cm" fo:border="none"/>
      <style:text-properties fo:color="#000000" loext:opacity="100%" style:font-name="Calibri" fo:font-size="12pt" fo:background-color="transparent" style:font-size-asian="12pt" style:font-size-complex="12pt"/>
    </style:style>
    <style:style style:name="P64" style:family="paragraph" style:parent-style-name="Standard">
      <loext:graphic-properties draw:fill="solid" draw:fill-color="#f5dcdd" draw:fill-gradient-name="gradient" draw:fill-hatch-name="hatch"/>
      <style:paragraph-properties fo:text-align="start" style:justify-single-word="false" fo:break-before="column" fo:background-color="#f5dcdd" fo:padding="0.199cm" fo:border="none"/>
      <style:text-properties fo:color="#000000" loext:opacity="100%" style:font-name="Calibri" fo:font-size="12pt" fo:background-color="transparent" style:font-size-asian="12pt" style:font-size-complex="12pt"/>
    </style:style>
    <style:style style:name="P65" style:family="paragraph" style:parent-style-name="Standard">
      <style:paragraph-properties fo:text-align="start" style:justify-single-word="false"/>
      <style:text-properties style:font-name="Calibri" fo:font-size="12pt" officeooo:paragraph-rsid="003c1bfd" style:font-size-asian="12pt" style:font-size-complex="12pt"/>
    </style:style>
    <style:style style:name="P66" style:family="paragraph" style:parent-style-name="Standard">
      <style:paragraph-properties fo:text-align="start" style:justify-single-word="false"/>
      <style:text-properties style:font-name="Calibri" fo:font-size="12pt" style:font-size-asian="12pt" style:font-size-complex="12pt"/>
    </style:style>
    <style:style style:name="P67" style:family="paragraph" style:parent-style-name="Standard">
      <loext:graphic-properties draw:fill-gradient-name="gradient" draw:fill-hatch-name="hatch"/>
      <style:paragraph-properties fo:margin-top="0.603cm" fo:margin-bottom="0.603cm" style:contextual-spacing="false" fo:line-height="100%" fo:text-align="center" style:justify-single-word="false" fo:padding="0.049cm" fo:border="0.74pt solid #88133d" style:shadow="#808080 0.176cm 0.176cm"/>
      <style:text-properties style:font-name="Calibri" fo:font-size="12pt" style:font-size-asian="12pt" style:font-size-complex="12pt"/>
    </style:style>
    <style:style style:name="P68" style:family="paragraph" style:parent-style-name="Standard">
      <style:paragraph-properties fo:text-align="start" style:justify-single-word="false"/>
      <style:text-properties fo:color="#c9211e" loext:opacity="100%" style:font-name="Calibri" fo:font-size="12pt" style:font-size-asian="12pt" style:font-size-complex="12pt"/>
    </style:style>
    <style:style style:name="P69" style:family="paragraph" style:parent-style-name="Standard">
      <style:paragraph-properties fo:text-align="start" style:justify-single-word="false"/>
      <style:text-properties fo:color="#c9211e" loext:opacity="100%" style:font-name="Calibri" fo:font-size="12pt" officeooo:rsid="004defc3" officeooo:paragraph-rsid="004defc3" style:font-size-asian="12pt" style:font-size-complex="12pt"/>
    </style:style>
    <style:style style:name="P70" style:family="paragraph" style:parent-style-name="Text_20_body" style:list-style-name="L5">
      <style:text-properties style:font-name="Calibri" fo:font-size="10pt" officeooo:rsid="003dcd91" officeooo:paragraph-rsid="003dcd91" style:font-size-asian="10pt" style:font-size-complex="10pt"/>
    </style:style>
    <style:style style:name="P71" style:family="paragraph" style:parent-style-name="Text_20_body" style:list-style-name="L5">
      <style:text-properties style:font-name="Calibri" fo:font-size="10pt" officeooo:rsid="003dcd91" officeooo:paragraph-rsid="00488a36" style:font-size-asian="10pt" style:font-size-complex="10pt"/>
    </style:style>
    <style:style style:name="P72" style:family="paragraph" style:parent-style-name="Text_20_body" style:list-style-name="L5">
      <style:text-properties style:font-name="Calibri" fo:font-size="10pt" officeooo:rsid="00509ce3" officeooo:paragraph-rsid="00509ce3" style:font-size-asian="10pt" style:font-size-complex="10pt"/>
    </style:style>
    <style:style style:name="P73" style:family="paragraph" style:parent-style-name="Text_20_body">
      <style:text-properties style:font-name="Calibri" fo:font-size="12pt" style:font-size-asian="12pt" style:font-size-complex="12pt"/>
    </style:style>
    <style:style style:name="P74" style:family="paragraph" style:parent-style-name="Text_20_body" style:list-style-name="L3">
      <style:paragraph-properties fo:margin-left="0cm" fo:margin-right="0cm" fo:margin-top="0cm" fo:margin-bottom="0cm" style:contextual-spacing="false" fo:text-indent="0cm" style:auto-text-indent="false"/>
      <style:text-properties fo:font-variant="normal" fo:text-transform="none" fo:color="#171717" loext:opacity="100%" style:font-name="Calibri" fo:font-size="10pt" fo:letter-spacing="normal" fo:font-style="normal" fo:font-weight="normal" style:font-size-asian="10pt" style:font-size-complex="10pt"/>
    </style:style>
    <style:style style:name="P75" style:family="paragraph" style:parent-style-name="Text_20_body" style:list-style-name="L6">
      <style:paragraph-properties fo:margin-top="0cm" fo:margin-bottom="0cm" style:contextual-spacing="false"/>
      <style:text-properties fo:font-variant="normal" fo:text-transform="none" fo:color="#171717" loext:opacity="100%" style:font-name="Calibri" fo:font-size="10pt" fo:letter-spacing="normal" fo:font-style="normal" fo:font-weight="normal" officeooo:paragraph-rsid="0058f553" style:font-size-asian="10pt" style:font-size-complex="10pt"/>
    </style:style>
    <style:style style:name="P76" style:family="paragraph" style:parent-style-name="Text_20_body" style:list-style-name="L6">
      <style:paragraph-properties fo:padding="0cm" fo:border="none"/>
      <style:text-properties fo:font-variant="normal" fo:text-transform="none" fo:color="#171717" loext:opacity="100%" style:font-name="Calibri" fo:font-size="10pt" fo:letter-spacing="normal" fo:font-style="normal" fo:font-weight="normal" officeooo:paragraph-rsid="0058f553" style:font-size-asian="10pt" style:font-size-complex="10pt"/>
    </style:style>
    <style:style style:name="P77" style:family="paragraph" style:parent-style-name="Text_20_body" style:list-style-name="L5">
      <style:text-properties fo:font-variant="normal" fo:text-transform="none" fo:color="#3c3c3c" loext:opacity="100%" style:font-name="Calibri" fo:font-size="10pt" fo:letter-spacing="normal" fo:font-style="normal" fo:font-weight="normal" officeooo:rsid="003dcd91" officeooo:paragraph-rsid="003dcd91" style:font-size-asian="10pt" style:font-weight-asian="normal" style:font-size-complex="10pt" style:font-weight-complex="normal"/>
    </style:style>
    <style:style style:name="P78" style:family="paragraph" style:parent-style-name="Text_20_body" style:list-style-name="L5">
      <style:text-properties fo:font-variant="normal" fo:text-transform="none" fo:color="#3c3c3c" loext:opacity="100%" style:font-name="Calibri" fo:font-size="10pt" fo:letter-spacing="normal" fo:font-style="normal" fo:font-weight="normal" officeooo:rsid="00488a36" officeooo:paragraph-rsid="00488a36" style:font-size-asian="10pt" style:font-weight-asian="normal" style:font-size-complex="10pt" style:font-weight-complex="normal"/>
    </style:style>
    <style:style style:name="P79" style:family="paragraph" style:parent-style-name="Text_20_body" style:list-style-name="L5">
      <style:text-properties fo:font-variant="normal" fo:text-transform="none" fo:color="#444444" loext:opacity="100%" style:font-name="Calibri" fo:font-size="9pt" fo:letter-spacing="normal" fo:font-style="normal" fo:font-weight="normal" officeooo:rsid="0035908f" officeooo:paragraph-rsid="00509ce3" style:font-size-asian="9pt" style:font-weight-asian="normal" style:font-size-complex="9pt" style:font-weight-complex="normal"/>
    </style:style>
    <style:style style:name="P80" style:family="paragraph" style:parent-style-name="Text_20_body">
      <style:paragraph-properties fo:margin-top="0cm" fo:margin-bottom="0cm" style:contextual-spacing="false"/>
      <style:text-properties fo:font-size="12pt" officeooo:paragraph-rsid="0057f10b" style:font-size-asian="12pt" style:font-size-complex="12pt"/>
    </style:style>
    <style:style style:name="P81" style:family="paragraph" style:parent-style-name="Text_20_body">
      <style:text-properties officeooo:paragraph-rsid="00470099"/>
    </style:style>
    <style:style style:name="P82" style:family="paragraph" style:parent-style-name="Text_20_body" style:list-style-name="L6">
      <style:paragraph-properties fo:margin-top="0cm" fo:margin-bottom="0cm" style:contextual-spacing="false"/>
      <style:text-properties officeooo:paragraph-rsid="0058f553"/>
    </style:style>
    <style:style style:name="T1" style:family="text">
      <style:text-properties fo:font-variant="normal" fo:text-transform="none" fo:color="#3c3c3c" loext:opacity="100%" fo:letter-spacing="normal" fo:font-style="normal" fo:font-weight="normal" style:font-weight-asian="normal" style:font-weight-complex="normal"/>
    </style:style>
    <style:style style:name="T2" style:family="text">
      <style:text-properties fo:font-variant="normal" fo:text-transform="none" fo:color="#3c3c3c" loext:opacity="100%" fo:letter-spacing="normal" fo:font-style="normal" fo:font-weight="normal" officeooo:rsid="003e4ab3" style:font-weight-asian="normal" style:font-weight-complex="normal"/>
    </style:style>
    <style:style style:name="T3" style:family="text">
      <style:text-properties fo:font-variant="normal" fo:text-transform="none" fo:color="#3c3c3c" loext:opacity="100%" fo:letter-spacing="normal" fo:font-style="normal" fo:font-weight="normal" officeooo:rsid="00488a36" style:font-weight-asian="normal" style:font-weight-complex="normal"/>
    </style:style>
    <style:style style:name="T4" style:family="text">
      <style:text-properties fo:font-variant="normal" fo:text-transform="none" fo:color="#3c3c3c" loext:opacity="100%" fo:font-size="9pt" fo:letter-spacing="normal" fo:font-style="normal" fo:font-weight="normal" style:font-size-asian="9pt" style:font-weight-asian="normal" style:font-size-complex="9pt" style:font-weight-complex="normal"/>
    </style:style>
    <style:style style:name="T5" style:family="text">
      <style:text-properties fo:font-variant="normal" fo:text-transform="none" fo:color="#3c3c3c" loext:opacity="100%" fo:font-size="9pt" fo:letter-spacing="normal" fo:font-style="normal" fo:font-weight="normal" officeooo:rsid="0035908f" style:font-size-asian="9pt" style:font-weight-asian="normal" style:font-size-complex="9pt" style:font-weight-complex="normal"/>
    </style:style>
    <style:style style:name="T6" style:family="text">
      <style:text-properties fo:font-variant="normal" fo:text-transform="none" fo:color="#444444" loext:opacity="100%" style:font-name="Calibri" fo:font-size="10pt" fo:letter-spacing="normal" fo:font-style="normal" fo:font-weight="normal" officeooo:rsid="0035908f" style:font-size-asian="10pt" style:font-weight-asian="normal" style:font-size-complex="10pt" style:font-weight-complex="normal"/>
    </style:style>
    <style:style style:name="T7" style:family="text">
      <style:text-properties fo:font-variant="normal" fo:text-transform="none" fo:color="#444444" loext:opacity="100%" style:font-name="Calibri" fo:letter-spacing="normal" fo:font-style="normal" fo:font-weight="normal" officeooo:rsid="0035908f" style:font-weight-asian="normal" style:font-weight-complex="normal"/>
    </style:style>
    <style:style style:name="T8" style:family="text">
      <style:text-properties fo:font-variant="normal" fo:text-transform="none" fo:color="#444444" loext:opacity="100%" style:font-name="Calibri" fo:font-size="12pt" fo:letter-spacing="normal" fo:font-style="normal" fo:font-weight="normal" officeooo:rsid="0035908f" style:font-size-asian="12pt" style:font-weight-asian="normal" style:font-size-complex="12pt" style:font-weight-complex="normal"/>
    </style:style>
    <style:style style:name="T9" style:family="text">
      <style:text-properties fo:font-variant="normal" fo:text-transform="none" fo:color="#1b1b1b" loext:opacity="100%" fo:font-size="12pt" fo:letter-spacing="normal" fo:font-style="normal" fo:font-weight="normal"/>
    </style:style>
    <style:style style:name="T10" style:family="text">
      <style:text-properties fo:font-variant="normal" fo:text-transform="none" fo:color="#171717" loext:opacity="100%" style:font-name="Calibri" fo:letter-spacing="normal" fo:font-style="normal" fo:font-weight="normal" loext:padding="0cm" loext:border="none"/>
    </style:style>
    <style:style style:name="T11" style:family="text">
      <style:text-properties fo:font-variant="normal" fo:text-transform="none" fo:color="#171717" loext:opacity="100%" style:font-name="Calibri" fo:letter-spacing="normal" fo:font-style="normal" fo:font-weight="normal" officeooo:rsid="004f792a" loext:padding="0cm" loext:border="none"/>
    </style:style>
    <style:style style:name="T12" style:family="text">
      <style:text-properties fo:font-variant="normal" fo:text-transform="none" fo:color="#171717" loext:opacity="100%" style:font-name="Calibri" fo:font-size="10pt" fo:letter-spacing="normal" fo:font-style="normal" fo:font-weight="bold" style:font-size-asian="10pt" style:font-size-complex="10pt"/>
    </style:style>
    <style:style style:name="T13" style:family="text">
      <style:text-properties fo:font-variant="normal" fo:text-transform="none" fo:color="#171717" loext:opacity="100%" style:font-name="Calibri" fo:font-size="10pt" fo:letter-spacing="normal" fo:font-style="normal" fo:font-weight="bold" style:font-size-asian="10pt" style:font-size-complex="10pt" loext:padding="0cm" loext:border="none"/>
    </style:style>
    <style:style style:name="T14" style:family="text">
      <style:text-properties fo:font-variant="normal" fo:text-transform="none" fo:color="#171717" loext:opacity="100%" style:font-name="Calibri" fo:font-size="10pt" fo:letter-spacing="normal" fo:font-style="normal" fo:font-weight="normal" style:font-size-asian="10pt" style:font-size-complex="10pt"/>
    </style:style>
    <style:style style:name="T15" style:family="text">
      <style:text-properties fo:font-variant="normal" fo:text-transform="none" fo:color="#171717" loext:opacity="100%" style:font-name="Calibri" fo:font-size="10pt" fo:letter-spacing="normal" fo:font-style="normal" fo:font-weight="normal" style:font-size-asian="10pt" style:font-size-complex="10pt" loext:padding="0cm" loext:border="none"/>
    </style:style>
    <style:style style:name="T16" style:family="text">
      <style:text-properties fo:font-variant="normal" fo:text-transform="none" fo:color="#171717" loext:opacity="100%" style:font-name="Calibri" fo:font-size="10pt" fo:letter-spacing="normal" fo:font-style="normal" fo:font-weight="normal" officeooo:rsid="0058f553" style:font-size-asian="10pt" style:font-size-complex="10pt"/>
    </style:style>
    <style:style style:name="T17" style:family="text">
      <style:text-properties fo:font-variant="normal" fo:text-transform="none" fo:color="#171717" loext:opacity="100%" style:font-name="Calibri" fo:font-size="10pt" fo:letter-spacing="normal" style:font-size-asian="10pt" style:font-size-complex="10pt" loext:padding="0cm" loext:border="none"/>
    </style:style>
    <style:style style:name="T18" style:family="text">
      <style:text-properties fo:font-variant="normal" fo:text-transform="none" fo:color="#171717" loext:opacity="100%" fo:letter-spacing="normal" fo:font-style="normal" fo:font-weight="normal"/>
    </style:style>
    <style:style style:name="T19" style:family="text">
      <style:text-properties officeooo:rsid="000bee14"/>
    </style:style>
    <style:style style:name="T20" style:family="text">
      <style:text-properties officeooo:rsid="00289d89"/>
    </style:style>
    <style:style style:name="T21" style:family="text">
      <style:text-properties officeooo:rsid="00240fcd"/>
    </style:style>
    <style:style style:name="T22" style:family="text">
      <style:text-properties officeooo:rsid="003c1bfd"/>
    </style:style>
    <style:style style:name="T23" style:family="text">
      <style:text-properties fo:color="#000000" loext:opacity="100%"/>
    </style:style>
    <style:style style:name="T24" style:family="text">
      <style:text-properties fo:color="#000000" loext:opacity="100%" fo:font-size="11pt" style:font-size-asian="11pt"/>
    </style:style>
    <style:style style:name="T25" style:family="text">
      <style:text-properties fo:color="#000000" loext:opacity="100%" fo:font-size="11pt" fo:font-weight="bold" style:font-size-asian="11pt" style:font-weight-asian="bold"/>
    </style:style>
    <style:style style:name="T26" style:family="text">
      <style:text-properties fo:color="#000000" loext:opacity="100%" fo:font-size="8pt" style:font-size-asian="8pt"/>
    </style:style>
    <style:style style:name="T27" style:family="text">
      <style:text-properties fo:color="#000000" loext:opacity="100%" fo:font-size="8pt" fo:font-weight="bold" style:font-size-asian="8pt" style:font-weight-asian="bold"/>
    </style:style>
    <style:style style:name="T28" style:family="text">
      <style:text-properties fo:color="#000000" loext:opacity="100%" fo:font-weight="bold" style:font-weight-asian="bold"/>
    </style:style>
    <style:style style:name="T29" style:family="text">
      <style:text-properties fo:color="#000000" loext:opacity="100%" fo:font-weight="bold" officeooo:rsid="005a5ad6" style:font-weight-asian="bold"/>
    </style:style>
    <style:style style:name="T30" style:family="text">
      <style:text-properties officeooo:rsid="004884c6"/>
    </style:style>
    <style:style style:name="T31" style:family="text">
      <style:text-properties officeooo:rsid="004defc3"/>
    </style:style>
    <style:style style:name="T32" style:family="text">
      <style:text-properties fo:font-weight="bold" style:font-weight-asian="bold" style:font-weight-complex="bold"/>
    </style:style>
    <style:style style:name="T33" style:family="text">
      <style:text-properties fo:font-weight="bold" officeooo:rsid="005830f2" style:font-weight-asian="bold" style:font-weight-complex="bold"/>
    </style:style>
    <style:style style:name="T34" style:family="text">
      <style:text-properties style:font-name="Consolas" fo:font-size="10.5pt" fo:font-weight="normal"/>
    </style:style>
    <style:style style:name="T35" style:family="text">
      <style:text-properties style:font-name="Consolas" fo:font-size="10.5pt" fo:font-weight="normal" officeooo:rsid="004defc3"/>
    </style:style>
    <style:style style:name="T36" style:family="text">
      <style:text-properties officeooo:rsid="005369e0"/>
    </style:style>
    <style:style style:name="T37" style:family="text">
      <style:text-properties officeooo:rsid="0056782d"/>
    </style:style>
    <style:style style:name="T38" style:family="text">
      <style:text-properties style:font-name="Calibri"/>
    </style:style>
    <style:style style:name="T39" style:family="text">
      <style:text-properties style:font-name="Calibri" fo:font-size="10.5pt" style:font-size-asian="10.5pt" style:font-size-complex="10.5pt"/>
    </style:style>
    <style:style style:name="T40" style:family="text">
      <style:text-properties style:font-name="Calibri" fo:font-size="10.5pt" officeooo:rsid="0057f10b" style:font-size-asian="10.5pt" style:font-size-complex="10.5pt"/>
    </style:style>
    <style:style style:name="T41" style:family="text">
      <style:text-properties style:font-name="Calibri" fo:font-size="10.5pt" officeooo:rsid="00470099" style:font-size-asian="10.5pt" style:font-size-complex="10.5pt"/>
    </style:style>
    <style:style style:name="T42" style:family="text">
      <style:text-properties style:font-name="Calibri" fo:font-size="10.5pt" fo:font-weight="bold" officeooo:rsid="0057f10b" style:font-name-asian="MS Mincho" style:font-size-asian="10.5pt" style:font-weight-asian="bold" style:font-name-complex="Tahoma" style:font-size-complex="10.5pt" style:font-weight-complex="bold"/>
    </style:style>
    <style:style style:name="T43" style:family="text">
      <style:text-properties style:font-name="Calibri" fo:font-weight="bold" officeooo:rsid="0057f10b" style:font-name-asian="MS Mincho" style:font-weight-asian="bold" style:font-name-complex="Tahoma" style:font-weight-complex="bold"/>
    </style:style>
    <style:style style:name="T44" style:family="text">
      <style:text-properties style:font-name="Calibri" officeooo:rsid="00470099"/>
    </style:style>
    <style:style style:name="T45" style:family="text">
      <style:text-properties style:font-name="Calibri" fo:font-size="12pt" style:font-size-asian="12pt" style:font-size-complex="12pt"/>
    </style:style>
    <style:style style:name="T46" style:family="text">
      <style:text-properties style:font-name="Calibri" fo:font-size="12pt" officeooo:rsid="0057f10b" style:font-size-asian="12pt" style:font-size-complex="12pt"/>
    </style:style>
    <style:style style:name="T47" style:family="text">
      <style:text-properties style:font-name="Calibri" fo:font-size="12pt" fo:font-weight="bold" officeooo:rsid="0057f10b" style:font-name-asian="MS Mincho" style:font-size-asian="12pt" style:font-weight-asian="bold" style:font-name-complex="Tahoma" style:font-size-complex="12pt" style:font-weight-complex="bold"/>
    </style:style>
    <style:style style:name="T48" style:family="text">
      <style:text-properties style:font-name="Calibri" officeooo:rsid="0057f10b"/>
    </style:style>
    <style:style style:name="T49" style:family="text">
      <style:text-properties fo:font-weight="normal"/>
    </style:style>
    <style:style style:name="T50" style:family="text">
      <style:text-properties fo:font-weight="normal" officeooo:rsid="004defc3"/>
    </style:style>
    <style:style style:name="T51" style:family="text">
      <style:text-properties fo:font-weight="normal" officeooo:rsid="0056782d"/>
    </style:style>
    <style:style style:name="T52" style:family="text">
      <style:text-properties officeooo:rsid="0057f10b"/>
    </style:style>
    <style:style style:name="T53" style:family="text">
      <style:text-properties style:font-name="Times New Roman" fo:font-size="18pt" fo:font-weight="bold" officeooo:rsid="0057f10b" style:font-name-asian="MS Mincho" style:font-size-asian="18pt" style:font-weight-asian="bold" style:font-name-complex="Tahoma" style:font-size-complex="18pt" style:font-weight-complex="bold"/>
    </style:style>
    <style:style style:name="T54" style:family="text">
      <style:text-properties officeooo:rsid="005830f2"/>
    </style:style>
    <style:style style:name="T55" style:family="text">
      <style:text-properties officeooo:rsid="005c35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Ejercicio %1%." style:num-prefix="Ejercicio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text:bookmark-start text:name="__RefHeading___Toc2134_3887100520"/><text:span text:style-name="T19">T</text:span>ema 3 Objetos Nativos en Javascript<text:bookmark-end text:name="__RefHeading___Toc2134_3887100520"/></text:h>
      <text:h text:style-name="P34" text:outline-level="1"><text:bookmark-start text:name="__RefHeading___Toc2136_3887100520"/><text:span text:style-name="T19">Practica 0</text:span><text:span text:style-name="T20">4</text:span><text:span text:style-name="T19">-0</text:span><text:span text:style-name="T22">4</text:span><text:span text:style-name="T21"> </text:span><text:span text:style-name="T22">Objetos</text:span><text:bookmark-end text:name="__RefHeading___Toc2136_3887100520"/></text:h>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4">Nombre</text:p>
          </table:table-cell>
          <table:table-cell table:style-name="Tabla3.A1" office:value-type="string">
            <text:p text:style-name="P5"/>
          </table:table-cell>
          <table:table-cell table:style-name="Tabla3.A1" office:value-type="string">
            <text:p text:style-name="P4">Curso</text:p>
          </table:table-cell>
          <table:table-cell table:style-name="Tabla3.D1" office:value-type="string">
            <text:p text:style-name="P5"/>
          </table:table-cell>
        </table:table-row>
        <table:table-row table:style-name="Tabla3.1">
          <table:table-cell table:style-name="Tabla3.A2" office:value-type="string">
            <text:p text:style-name="P4">Apellidos</text:p>
          </table:table-cell>
          <table:table-cell table:style-name="Tabla3.A2" office:value-type="string">
            <text:p text:style-name="P5"/>
          </table:table-cell>
          <table:table-cell table:style-name="Tabla3.A2" office:value-type="string">
            <text:p text:style-name="P4">Fecha</text:p>
          </table:table-cell>
          <table:table-cell table:style-name="Tabla3.D2" office:value-type="string">
            <text:p text:style-name="P5"/>
          </table:table-cell>
        </table:table-row>
      </table:table>
      <text:p text:style-name="P11"/>
      <text:table-of-content text:style-name="Sect1"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7"><text:a xlink:type="simple" xlink:href="#__RefHeading___Toc2134_3887100520" text:style-name="Index_20_Link" text:visited-style-name="Index_20_Link">Tema 3 Objetos Nativos en Javascript<text:tab/>1</text:a></text:p>
          <text:p text:style-name="P27"><text:a xlink:type="simple" xlink:href="#__RefHeading___Toc2136_3887100520" text:style-name="Index_20_Link" text:visited-style-name="Index_20_Link">Practica 04-04 Objetos<text:tab/>1</text:a></text:p>
          <text:p text:style-name="P27"><text:a xlink:type="simple" xlink:href="#__RefHeading___Toc2274_3887100520" text:style-name="Index_20_Link" text:visited-style-name="Index_20_Link">1. Creación de objetos a medida.<text:tab/>2</text:a></text:p>
          <text:p text:style-name="P28"><text:a xlink:type="simple" xlink:href="#__RefHeading___Toc2276_3887100520" text:style-name="Index_20_Link" text:visited-style-name="Index_20_Link">1.1.- Definición de propiedades.<text:tab/>3</text:a></text:p>
          <text:p text:style-name="P28"><text:a xlink:type="simple" xlink:href="#__RefHeading___Toc2278_3887100520" text:style-name="Index_20_Link" text:visited-style-name="Index_20_Link">1.2.- Definición de métodos.<text:tab/>4</text:a></text:p>
          <text:p text:style-name="P28"><text:a xlink:type="simple" xlink:href="#__RefHeading___Toc2280_3887100520" text:style-name="Index_20_Link" text:visited-style-name="Index_20_Link">1.3.- Definición de objetos literales.<text:tab/>6</text:a></text:p>
          <text:p text:style-name="P27"><text:a xlink:type="simple" xlink:href="#__RefHeading___Toc2138_3887100520" text:style-name="Index_20_Link" text:visited-style-name="Index_20_Link">2. Iterar un objeto<text:tab/>7</text:a></text:p>
          <text:p text:style-name="P28"><text:a xlink:type="simple" xlink:href="#__RefHeading___Toc2140_3887100520" text:style-name="Index_20_Link" text:visited-style-name="Index_20_Link">2.1 Recorrer un objeto con for...in<text:tab/>7</text:a></text:p>
          <text:p text:style-name="P27"><text:a xlink:type="simple" xlink:href="#__RefHeading___Toc2142_3887100520" text:style-name="Index_20_Link" text:visited-style-name="Index_20_Link">2.2 Recorrer un objeto con forEach()<text:tab/>8</text:a></text:p>
          <text:p text:style-name="P27"><text:a xlink:type="simple" xlink:href="#__RefHeading___Toc2150_3887100520" text:style-name="Index_20_Link" text:visited-style-name="Index_20_Link">2.3. Recorrer un objeto con for...of<text:tab/>8</text:a></text:p>
          <text:p text:style-name="P27"><text:a xlink:type="simple" xlink:href="#__RefHeading___Toc2154_3887100520" text:style-name="Index_20_Link" text:visited-style-name="Index_20_Link">3. Prototipos de objetos<text:tab/>8</text:a></text:p>
          <text:p text:style-name="P28"><text:a xlink:type="simple" xlink:href="#__RefHeading___Toc2156_3887100520" text:style-name="Index_20_Link" text:visited-style-name="Index_20_Link">3.1 Modificando prototipos<text:tab/>8</text:a></text:p>
          <text:p text:style-name="P28"><text:a xlink:type="simple" xlink:href="#__RefHeading___Toc2285_3887100520" text:style-name="Index_20_Link" text:visited-style-name="Index_20_Link">3.2 Prototype X Funciones Flecha<text:tab/>10</text:a></text:p>
          <text:p text:style-name="P27"><text:a xlink:type="simple" xlink:href="#__RefHeading___Toc2158_3887100520" text:style-name="Index_20_Link" text:visited-style-name="Index_20_Link">4. 5 maneras de iterar un objeto en JavaScript<text:tab/>11</text:a></text:p>
          <text:p text:style-name="P28"><text:a xlink:type="simple" xlink:href="#__RefHeading___Toc2160_3887100520" text:style-name="Index_20_Link" text:visited-style-name="Index_20_Link">1. Usando la propiedad </text:a><text:a xlink:type="simple" xlink:href="#__RefHeading___Toc2160_3887100520" text:style-name="Index_20_Link" text:visited-style-name="Index_20_Link">Object.keys()</text:a><text:a xlink:type="simple" xlink:href="#__RefHeading___Toc2160_3887100520" text:style-name="Index_20_Link" text:visited-style-name="Index_20_Link"><text:tab/>11</text:a></text:p>
          <text:p text:style-name="P28"><text:a xlink:type="simple" xlink:href="#__RefHeading___Toc4486_1468580850" text:style-name="Index_20_Link" text:visited-style-name="Index_20_Link">2. Usando la propiedad </text:a><text:a xlink:type="simple" xlink:href="#__RefHeading___Toc4486_1468580850" text:style-name="Index_20_Link" text:visited-style-name="Index_20_Link">Object.values()</text:a><text:a xlink:type="simple" xlink:href="#__RefHeading___Toc4486_1468580850" text:style-name="Index_20_Link" text:visited-style-name="Index_20_Link"><text:tab/>11</text:a></text:p>
          <text:p text:style-name="P28"><text:a xlink:type="simple" xlink:href="#__RefHeading___Toc4488_1468580850" text:style-name="Index_20_Link" text:visited-style-name="Index_20_Link">Object.values()</text:a><text:a xlink:type="simple" xlink:href="#__RefHeading___Toc4488_1468580850" text:style-name="Index_20_Link" text:visited-style-name="Index_20_Link"> obtiene los valores del objecto en cuestión.*</text:a><text:a xlink:type="simple" xlink:href="#__RefHeading___Toc4488_1468580850" text:style-name="Index_20_Link" text:visited-style-name="Index_20_Link"><text:tab/>11</text:a></text:p>
          <text:p text:style-name="P28"><text:a xlink:type="simple" xlink:href="#__RefHeading___Toc2164_3887100520" text:style-name="Index_20_Link" text:visited-style-name="Index_20_Link">3. Usando un bucle </text:a><text:a xlink:type="simple" xlink:href="#__RefHeading___Toc2164_3887100520" text:style-name="Index_20_Link" text:visited-style-name="Index_20_Link">for...in</text:a><text:a xlink:type="simple" xlink:href="#__RefHeading___Toc2164_3887100520" text:style-name="Index_20_Link" text:visited-style-name="Index_20_Link"><text:tab/>11</text:a></text:p>
          <text:p text:style-name="P28"><text:a xlink:type="simple" xlink:href="#__RefHeading___Toc2166_3887100520" text:style-name="Index_20_Link" text:visited-style-name="Index_20_Link">4. Usando la propiedad </text:a><text:a xlink:type="simple" xlink:href="#__RefHeading___Toc2166_3887100520" text:style-name="Index_20_Link" text:visited-style-name="Index_20_Link">Object.entries()</text:a><text:a xlink:type="simple" xlink:href="#__RefHeading___Toc2166_3887100520" text:style-name="Index_20_Link" text:visited-style-name="Index_20_Link"> con un </text:a><text:a xlink:type="simple" xlink:href="#__RefHeading___Toc2166_3887100520" text:style-name="Index_20_Link" text:visited-style-name="Index_20_Link">forEach()</text:a><text:a xlink:type="simple" xlink:href="#__RefHeading___Toc2166_3887100520" text:style-name="Index_20_Link" text:visited-style-name="Index_20_Link"><text:tab/>12</text:a></text:p>
          <text:p text:style-name="P28"><text:a xlink:type="simple" xlink:href="#__RefHeading___Toc2168_3887100520" text:style-name="Index_20_Link" text:visited-style-name="Index_20_Link">5. Usando la propiedad </text:a><text:a xlink:type="simple" xlink:href="#__RefHeading___Toc2168_3887100520" text:style-name="Index_20_Link" text:visited-style-name="Index_20_Link">Object.entries()</text:a><text:a xlink:type="simple" xlink:href="#__RefHeading___Toc2168_3887100520" text:style-name="Index_20_Link" text:visited-style-name="Index_20_Link"> y un bucle </text:a><text:a xlink:type="simple" xlink:href="#__RefHeading___Toc2168_3887100520" text:style-name="Index_20_Link" text:visited-style-name="Index_20_Link">for...of</text:a><text:a xlink:type="simple" xlink:href="#__RefHeading___Toc2168_3887100520" text:style-name="Index_20_Link" text:visited-style-name="Index_20_Link"><text:tab/>12</text:a></text:p>
          <text:p text:style-name="P27"><text:a xlink:type="simple" xlink:href="#__RefHeading___Toc2282_3887100520" text:style-name="Index_20_Link" text:visited-style-name="Index_20_Link">4. Ejercicios<text:tab/>13</text:a></text:p>
        </text:index-body>
      </text:table-of-content>
      <text:p text:style-name="P16"/>
      <text:h text:style-name="P35" text:outline-level="1"><text:bookmark-start text:name="__RefHeading___Toc2274_3887100520"/><text:span text:style-name="T52">1. </text:span>Creación de objetos a medida.<text:bookmark-end text:name="__RefHeading___Toc2274_3887100520"/></text:h>
      <text:p text:style-name="P60">En unidades anteriores has visto, como toda la información que proviene del navegador o del</text:p>
      <text:p text:style-name="P60">documento está organizada en un modelo de objetos, con propiedades y métodos. Pues</text:p>
      <text:p text:style-name="P60">bien, JavaScript también te da la oportunidad de crear tus propios objetos en memoria, objetos con</text:p>
      <text:p text:style-name="P61">propiedades y métodos que tú puedes definir a tu antojo.</text:p>
      <text:p text:style-name="P61"/>
      <text:p text:style-name="P65"><text:span text:style-name="T23">Estos objetos no serán elementos de la página de interfaz de usuario, pero sí que serán objetos que podrán contener </text:span><text:span text:style-name="T28">datos (propiedades) y funciones (métodos)</text:span><text:span text:style-name="T23">, cuyos resultados si que se podrán mostrar en el navegador. </text:span></text:p>
      <text:p text:style-name="P61"/>
      <text:p text:style-name="P61">El definir tus propios objetos, te permitirá enlazar a cualquier número de propiedades o métodos que tú hayas creado para ese objeto. Es decir, tú controlarás la estructura del objeto, sus datos y su</text:p>
      <text:p text:style-name="P60">comportamiento.</text:p>
      <text:p text:style-name="P60"/>
      <text:p text:style-name="P67"><text:span text:style-name="T23"/></text:p>
      <text:p text:style-name="P67"><text:span text:style-name="T23"><text:s/>hay que dejar claro que, </text:span><text:span text:style-name="T28">JavaScript no es un lenguaje orientado a objetos de verdad en</text:span><text:span text:style-name="T29">n</text:span><text:span text:style-name="T28">sentido estricto</text:span><text:span text:style-name="T23">. <text:s/>Se considera que, JavaScript </text:span><text:span text:style-name="T28">es un lenguaje basado en objetos</text:span><text:span text:style-name="T23">. </text:span></text:p>
      <text:p text:style-name="P67"><text:span text:style-name="T23"/></text:p>
      <text:p text:style-name="P61"/>
      <text:p text:style-name="P61">La diferencia entre orientado a objetos y basado en objetos es significante, y tiene que ver sobre todo en cómo los objetos se pueden extender. Quizás en un futuro no muy lejano podamos ver que JavaScript soporte clases, interfaces, herencia, etc.</text:p>
      <text:p text:style-name="P60"/>
      <text:p text:style-name="P66"><text:span text:style-name="T28">Un objeto en JavaScript es realmente una colección de propiedades</text:span><text:span text:style-name="T23">. Las propiedades pueden tener</text:span></text:p>
      <text:p text:style-name="P61">forma de datos, tipos, funciones (métodos) o incluso otros objetos. </text:p>
      <text:p text:style-name="P61"/>
      <text:p text:style-name="P61">De hecho sería más fácil de entender un objeto como un array de valores, cada uno de los cuales está asociado a una propiedad (un tipo de datos, método u objeto). Un momento: ¿un método puede ser una propiedad de un objeto? Pues en JavaScript parece que sí.</text:p>
      <text:p text:style-name="P61"/>
      <text:p text:style-name="P66"><text:span text:style-name="T28">Una función contenida en un objeto se conoce como un método</text:span><text:span text:style-name="T23">. Los métodos no son diferentes de</text:span></text:p>
      <text:p text:style-name="P60">las funciones que has visto anteriormente, excepto que han sido diseñados para ser utilizados en el</text:p>
      <text:p text:style-name="P61">contexto de un objeto, y por lo tanto, tendrán acceso a las propiedades de ese objeto. </text:p>
      <text:p text:style-name="P61"/>
      <text:p text:style-name="P61"><text:soft-page-break/>Esta conexión entre propiedades y métodos es uno de los ejes centrales de la orientación a objetos.</text:p>
      <text:p text:style-name="P66"><text:span text:style-name="T23">Los objetos se crean empleando una función especial denominada </text:span><text:span text:style-name="T28">constructor</text:span><text:span text:style-name="T23">, determinada por el</text:span></text:p>
      <text:p text:style-name="P60">nombre del objeto. Ejemplo de una función constructor:</text:p>
      <text:p text:style-name="P60"/>
      <text:p text:style-name="P60">function Coche(){</text:p>
      <text:p text:style-name="P60">// propiedades y métodos</text:p>
      <text:p text:style-name="P60">}</text:p>
      <text:p text:style-name="P60"/>
      <text:p text:style-name="P66"><text:span text:style-name="T23">Aunque esta función no contiene código, es sin embargo la base para crear objetos de tipo Coche.</text:span></text:p>
      <text:p text:style-name="P60">Puedes pensar en un constructor como un anteproyecto o plantilla, que será utilizada para crear</text:p>
      <text:p text:style-name="P60">objetos. Por convención, los nombres de los constructores se ponen generalmente con las iniciales</text:p>
      <text:p text:style-name="P66"><text:span text:style-name="T23">de cada palabra en mayúscula, y cuando creamos un objeto con ese constructor (</text:span><text:span text:style-name="T28">instancia de ese</text:span></text:p>
      <text:p text:style-name="P65"><text:span text:style-name="T28">objeto</text:span><text:span text:style-name="T23">), lo haremos empleando minúsculas al principio.</text:span></text:p>
      <text:p text:style-name="P61"/>
      <text:p text:style-name="P65"><text:span text:style-name="T23"><text:s/>Por ejemplo: </text:span><text:span text:style-name="T28">var unCoche = new Coche();</text:span></text:p>
      <text:p text:style-name="P62"/>
      <text:p text:style-name="P65"><text:span text:style-name="T23">La palabra reservada </text:span><text:span text:style-name="T28">new se emplea para crear objetos en JavaScript</text:span><text:span text:style-name="T23">. Al crear la variable </text:span><text:span text:style-name="T28">unCoche</text:span><text:span text:style-name="T23">,</text:span></text:p>
      <text:p text:style-name="P60">técnicamente podríamos decir que hemos creado una instancia de la clase Coche, o que hemos</text:p>
      <text:p text:style-name="P66"><text:span text:style-name="T23">instanciado el objeto Coche, o que hemos creado un objeto Coche, etc. Es decir hay varias formas de</text:span></text:p>
      <text:p text:style-name="P60">expresarlo, pero todas quieren decir lo mismo.</text:p>
      <text:p text:style-name="P26"/>
      <text:h text:style-name="Heading_20_2" text:outline-level="2"><text:bookmark-start text:name="__RefHeading___Toc2276_3887100520"/><text:span text:style-name="T53">1</text:span>.1.- Definición de propiedades.<text:bookmark-end text:name="__RefHeading___Toc2276_3887100520"/></text:h>
      <text:p text:style-name="P60">Una vez que ya sabemos como crear un constructor para un objeto, vamos a ver cómo podemos</text:p>
      <text:p text:style-name="P66"><text:span text:style-name="T23">crear una propiedad específica para ese objeto. </text:span><text:span text:style-name="T28">Las propiedades para nuestro objeto se crearán</text:span></text:p>
      <text:p text:style-name="P66"><text:span text:style-name="T28">dentro del constructor </text:span><text:span text:style-name="T23">empleando para ello la palabra reservada </text:span><text:span text:style-name="T28">this</text:span><text:span text:style-name="T23">. Véase el siguiente ejemplo:</text:span></text:p>
      <text:p text:style-name="P60"/>
      <text:p text:style-name="P60">function Coche(){</text:p>
      <text:p text:style-name="P60">// Propiedades</text:p>
      <text:p text:style-name="P60">this.marca = "Audi A6";</text:p>
      <text:p text:style-name="P60">this.combustible = "diesel";</text:p>
      <text:p text:style-name="P60">this.cantidad = 0; // Cantidad de combustible en el depósito.</text:p>
      <text:p text:style-name="P60">}</text:p>
      <text:p text:style-name="P60"/>
      <text:p text:style-name="P66"><text:span text:style-name="T23">La palabra reservada </text:span><text:span text:style-name="T28">this</text:span><text:span text:style-name="T23">, se utiliza </text:span><text:span text:style-name="T28">para hacer referencia al objeto actual</text:span><text:span text:style-name="T23">, que en este caso será el</text:span></text:p>
      <text:p text:style-name="P66"><text:span text:style-name="T23">objeto que está siendo creado por el constructor. Por lo tanto, usarás </text:span><text:span text:style-name="T28">this</text:span><text:span text:style-name="T23">, para crear nuevas</text:span></text:p>
      <text:p text:style-name="P60">propiedades para el objeto. El único problema con el ejemplo anterior es, que todos los coches que</text:p>
      <text:p text:style-name="P66"><text:span text:style-name="T23">hagamos del tipo Coche será siempre Audi A6, diésel, y sin litros de combustible en el depósito. Por</text:span></text:p>
      <text:p text:style-name="P60">ejemplo;</text:p>
      <text:p text:style-name="P60">var cocheDeMartin = new Coche();</text:p>
      <text:p text:style-name="P60">var cocheDeSilvia = new Coche();</text:p>
      <text:p text:style-name="P60"><text:soft-page-break/></text:p>
      <text:p text:style-name="P60">A partir de ahora, si no modificamos las propiedades del coche de Martin y de Silvia, en el momento</text:p>
      <text:p text:style-name="P60">de instanciarlos tendrán ambos un Audi A6 a diesel y sin combustible en el depósito.</text:p>
      <text:p text:style-name="P60"/>
      <text:p text:style-name="P60">Lo ideal sería por lo tanto que en el momento de instanciar un objeto de tipo Coche, que le digamos</text:p>
      <text:p text:style-name="P60">al menos la marca de coche y el tipo de combustible que utiliza. Para ello tenemos que modificar el</text:p>
      <text:p text:style-name="P60">constructor, que quedará de la siguiente forma:</text:p>
      <text:p text:style-name="P60"/>
      <text:p text:style-name="P60">function Coche(marca, combustible){</text:p>
      <text:p text:style-name="P60">// Propiedades</text:p>
      <text:p text:style-name="P60">this.marca = marca;</text:p>
      <text:p text:style-name="P60">this.combustible = combustible;</text:p>
      <text:p text:style-name="P60">this.cantidad = 0; // Cantidad de combustible inicial por defecto en el depósito.</text:p>
      <text:p text:style-name="P60">}</text:p>
      <text:p text:style-name="P60"/>
      <text:p text:style-name="P60">Ahora sí que podríamos crear dos tipos diferentes de coche:</text:p>
      <text:p text:style-name="P60">var cocheDeMartin = new Coche("Volkswagen Golf","gasolina");</text:p>
      <text:p text:style-name="P60">var cocheDeSilvia = new Coche("Mercedes SLK","diesel");</text:p>
      <text:p text:style-name="P60"/>
      <text:p text:style-name="P60">Y también podemos acceder a las propiedades de esos objetos, consultar sus valores o modificarlos.</text:p>
      <text:p text:style-name="P60">Por ejemplo:</text:p>
      <text:p text:style-name="P60"/>
      <text:p text:style-name="P60">document.write("&lt;br/&gt;El coche de Martin es un: "+cocheDeMartin.marca+" a</text:p>
      <text:p text:style-name="P60">"+cocheDeMartin.combustible);</text:p>
      <text:p text:style-name="P60">document.write("&lt;br/&gt;El coche de Silvia es un: "+cocheDeSilvia.marca+" a "+</text:p>
      <text:p text:style-name="P60">cocheDeSilvia.combustible);</text:p>
      <text:p text:style-name="P60">// Imprimirá:</text:p>
      <text:p text:style-name="P60">// El coche de Martin es un: Volkswagen Golf a gasolina</text:p>
      <text:p text:style-name="P60">// El coche de Silvia es un: Mercedes SLK a diesel</text:p>
      <text:p text:style-name="P60">// Ahora modificamos la marca y el combustible del coche de Martin:</text:p>
      <text:p text:style-name="P60">cocheDeMartin.marca = "BMW X5";</text:p>
      <text:p text:style-name="P60">cocheDeMartin.combustible = "diesel";</text:p>
      <text:p text:style-name="P60">document.write("&lt;br/&gt;El coche de Martin es un: " + cocheDeMartin.marca + " a " +</text:p>
      <text:p text:style-name="P60">cocheDeMartin.combustible);</text:p>
      <text:p text:style-name="P60">// Imprimirá: El coche de Martin es un: BMW X5 a diesel</text:p>
      <text:p text:style-name="P60"/>
      <text:h text:style-name="Heading_20_2" text:outline-level="2"><text:bookmark-start text:name="__RefHeading___Toc2278_3887100520"/><text:span text:style-name="T53">1</text:span>.2.- Definición de métodos.<text:bookmark-end text:name="__RefHeading___Toc2278_3887100520"/></text:h>
      <text:p text:style-name="P60">Las propiedades son solamente la mitad de la ecuación de la Orientación a Objetos en JavaScript. La</text:p>
      <text:p text:style-name="P66"><text:span text:style-name="T23">otra mitad son </text:span><text:span text:style-name="T28">los métodos, que serán funciones que se enlazarán a los objetos</text:span><text:span text:style-name="T23">, para que dichas</text:span></text:p>
      <text:p text:style-name="P60">funciones puedan acceder a las propiedades de los mismos.</text:p>
      <text:p text:style-name="P60">Nos definimos un ejemplo de método, que se podría utilizar en la clase Coche:</text:p>
      <text:p text:style-name="P60"/>
      <text:p text:style-name="P60"><text:soft-page-break/>function rellenarDeposito (litros){</text:p>
      <text:p text:style-name="P60">// Modificamos el valor de la propiedad cantidad de combustible</text:p>
      <text:p text:style-name="P60">this.cantidad = litros;</text:p>
      <text:p text:style-name="P60">}</text:p>
      <text:p text:style-name="P60"/>
      <text:p text:style-name="P66"><text:span text:style-name="T23">Fíjate que el método </text:span><text:span text:style-name="T28">rellenarDeposito</text:span><text:span text:style-name="T23">, que estamos programando a nivel global, hace referencia a la</text:span></text:p>
      <text:p text:style-name="P66"><text:span text:style-name="T23">propiedad this.cantidad para indicar cuantos litros de combustible le vamos a echar al coche. Lo</text:span></text:p>
      <text:p text:style-name="P66"><text:span text:style-name="T23">único que faltaría aquí es realizar la conexión entre el método </text:span><text:span text:style-name="T28">rellenarDeposito </text:span><text:span text:style-name="T23">y el objeto de tipo</text:span></text:p>
      <text:p text:style-name="P60">Coche (recuerda que los objetos podrán tener propiedades y métodos y hasta este momento sólo</text:p>
      <text:p text:style-name="P66"><text:span text:style-name="T23">hemos definido propiedades dentro del constructor). Sin esta conexión la palabra reservada </text:span><text:span text:style-name="T28">this </text:span><text:span text:style-name="T23">no</text:span></text:p>
      <text:p text:style-name="P60">tiene sentido en esa función, ya que no sabría cuál es el objeto actual. Veamos cómo realizar la</text:p>
      <text:p text:style-name="P60">conexión de ese método, con el objeto dentro del constructor:</text:p>
      <text:p text:style-name="P60"/>
      <text:p text:style-name="P60">function Coche(marca, combustible){</text:p>
      <text:p text:style-name="P60">// Propiedades</text:p>
      <text:p text:style-name="P60">this.marca = marca;</text:p>
      <text:p text:style-name="P60">this.combustible = combustible;</text:p>
      <text:p text:style-name="P60">this.cantidad = 0; // Cantidad de combustible inicial por defecto en el depósito.</text:p>
      <text:p text:style-name="P60">// Métodos</text:p>
      <text:p text:style-name="P60">this.rellenarDeposito = rellenarDeposito;</text:p>
      <text:p text:style-name="P60">}</text:p>
      <text:p text:style-name="P60"/>
      <text:p text:style-name="P60"/>
      <text:p text:style-name="P60">Aquí se ve de forma ilustrada, que los métodos son en realidad propiedades: se declaran igual que las</text:p>
      <text:p text:style-name="P60">propiedades, por lo que son enmascarados como propiedades en JavaScript. Hemos creado una</text:p>
      <text:p text:style-name="P66"><text:span text:style-name="T23">nueva propiedad llamada </text:span><text:span text:style-name="T28">rellenarDeposito </text:span><text:span text:style-name="T23">y se le ha asociado el método </text:span><text:span text:style-name="T28">rellenarDeposito</text:span><text:span text:style-name="T23">. Es muy</text:span></text:p>
      <text:p text:style-name="P66"><text:span text:style-name="T23">importante destacar que el método </text:span><text:span text:style-name="T28">rellenarDeposito() </text:span><text:span text:style-name="T23">se referencia sin paréntesis dentro del</text:span></text:p>
      <text:p text:style-name="P66"><text:span text:style-name="T23">constructor, </text:span><text:span text:style-name="T28">this.rellenarDeposito = rellenarDeposito</text:span><text:span text:style-name="T23">.</text:span></text:p>
      <text:p text:style-name="P60"/>
      <text:p text:style-name="P60">Ejemplo de uso del método anterior:</text:p>
      <text:p text:style-name="P60">cocheDeMartin.rellenarDeposito(35);</text:p>
      <text:p text:style-name="P60">document.write("&lt;br/&gt;El coche de Martin tiene "+cocheDeMartin.cantidad+ " litros de " +</text:p>
      <text:p text:style-name="P60">cocheDeMartin.combustible+ " en el depósito.");</text:p>
      <text:p text:style-name="P60">// Imprimirá</text:p>
      <text:p text:style-name="P60">// El coche de Martin tiene 35 litros de diesel en el depósito.</text:p>
      <text:p text:style-name="P60"/>
      <text:p text:style-name="P66"><text:span text:style-name="T23">La forma en la que hemos definido el método </text:span><text:span text:style-name="T28">rellenarDeposito </text:span><text:span text:style-name="T23">a nivel global, no es la mejor práctica</text:span></text:p>
      <text:p text:style-name="P66"><text:span text:style-name="T23">en la programación orientada a objetos. </text:span><text:span text:style-name="T28">Una mejor aproximación sería definir el contenido de la</text:span></text:p>
      <text:p text:style-name="P66"><text:span text:style-name="T28">función rellenarDeposito dentro del constructor, ya que de esta forma los métodos al estar</text:span></text:p>
      <text:p text:style-name="P66"><text:span text:style-name="T28">programados a nivel local aportan mayor privacidad y seguridad al objeto en general</text:span><text:span text:style-name="T23">, por ejemplo:</text:span></text:p>
      <text:p text:style-name="P60"/>
      <text:p text:style-name="P68"><text:soft-page-break/>// <text:span text:style-name="T31">Definicion de la "Clase" Coche</text:span></text:p>
      <text:p text:style-name="P68">function Coche(marca, combustible){</text:p>
      <text:p text:style-name="P68">// Propiedades</text:p>
      <text:p text:style-name="P68"><text:tab/>this.marca = marca;</text:p>
      <text:p text:style-name="P68"><text:tab/>this.combustible = combustible;</text:p>
      <text:p text:style-name="P68"><text:tab/>this.cantidad = 0;</text:p>
      <text:p text:style-name="P68">// Métodos</text:p>
      <text:p text:style-name="P68"><text:tab/>this.rellenarDeposito = function (litros){</text:p>
      <text:p text:style-name="P68"><text:tab/><text:tab/>this.cantidad=litros;</text:p>
      <text:p text:style-name="P68"><text:tab/>};</text:p>
      <text:p text:style-name="P68">}</text:p>
      <text:p text:style-name="P68"/>
      <text:p text:style-name="P69">let audi= new Coche("Audi","diesel");</text:p>
      <text:p text:style-name="P25"/>
      <text:h text:style-name="Heading_20_2" text:outline-level="2"><text:bookmark-start text:name="__RefHeading___Toc2280_3887100520"/><text:span text:style-name="T53">1</text:span>.3.- Definición de objetos literales.<text:bookmark-end text:name="__RefHeading___Toc2280_3887100520"/></text:h>
      <text:p text:style-name="P25"/>
      <text:p text:style-name="P60">Otra forma de definir objetos es hacerlo de forma literal.</text:p>
      <text:p text:style-name="P60"/>
      <text:p text:style-name="P60">Un literal es un valor fijo que se especifica en JavaScript. Un objeto literal será un conjunto, de cero o</text:p>
      <text:p text:style-name="P66"><text:span text:style-name="T23">más parejas del tipo </text:span><text:span text:style-name="T28">nombre:valor</text:span><text:span text:style-name="T23">.</text:span></text:p>
      <text:p text:style-name="P60"/>
      <text:section text:style-name="Sect2" text:name="Sección1">
        <text:p text:style-name="P63">Por ejemplo:</text:p>
        <text:p text:style-name="P63">avion = { marca:"Boeing" , modelo:"747" , pasajeros:"450" };</text:p>
        <text:p text:style-name="P63"/>
        <text:p text:style-name="P63"/>
        <text:p text:style-name="P64">Es equivalente a:</text:p>
        <text:p text:style-name="P63">var avion = new Object();</text:p>
        <text:p text:style-name="P63">avion.marca = "Boeing";</text:p>
        <text:p text:style-name="P63">avion.modelo = "747";</text:p>
        <text:p text:style-name="P63">avion.pasajeros = "450";</text:p>
      </text:section>
      <text:p text:style-name="P60"/>
      <text:p text:style-name="P60">Para referirnos desde JavaScript a una propiedad del objeto avión podríamos hacerlo con:</text:p>
      <text:p text:style-name="P60">document.write(avion.marca); // o trambién se podría hacer con:</text:p>
      <text:p text:style-name="P60">document.write(avion["modelo"]);</text:p>
      <text:p text:style-name="P60"/>
      <text:p text:style-name="P60">Podríamos tener un conjunto de objetos literales simplemente creando un array que contenga en</text:p>
      <text:p text:style-name="P60">cada posición una definición de objeto literal:</text:p>
      <text:p text:style-name="P60"/>
      <text:p text:style-name="P60">var datos=[</text:p>
      <text:p text:style-name="P60">{"id":"2","nombrecentro":"IES A Piringalla" ,"localidad":"Lugo","provincia":"Lugo"},</text:p>
      <text:p text:style-name="P60">{"id":"10","nombrecentro":"IES As Fontiñas","localidad":"Santiago","provincia":"A Coruña"},</text:p>
      <text:p text:style-name="P60">{"id":"9","nombrecentro":"IES As Lagoas","localidad":"Ourense","provincia":"Ourense"},</text:p>
      <text:p text:style-name="P60">{"id":"8","nombrecentro":"IES Cruceiro Baleares","localidad":"Culleredo","provincia":"A</text:p>
      <text:p text:style-name="P60">Coruña"},</text:p>
      <text:p text:style-name="P60">{"id":"6","nombrecentro":"IES Cruceiro Baleares","localidad":"Culleredo","provincia":"A</text:p>
      <text:p text:style-name="P60">Coruña"},{"id":"4","nombrecentro":"IES de Teis","localidad":"Vigo","provincia":"Pontevedra"},</text:p>
      <text:p text:style-name="P60"><text:soft-page-break/>{"id":"5","nombrecentro":"IES Leliadoura","localidad":"Ribeira","provincia":"A Coruña"},</text:p>
      <text:p text:style-name="P60">{"id":"7","nombrecentro":"IES Leliadoura","localidad":"Ribeira","provincia":"A Coruña"},</text:p>
      <text:p text:style-name="P60">{"id":"1","nombrecentro":"IES Ramon Aller</text:p>
      <text:p text:style-name="P60">Ulloa","localidad":"Lalin","provincia":"Pontevedra"},</text:p>
      <text:p text:style-name="P60">{"id":"3","nombrecentro":"IES San Clemente","localidad":"Santiago de</text:p>
      <text:p text:style-name="P60">Compostela","provincia":"A Coruña"}</text:p>
      <text:p text:style-name="P60">];</text:p>
      <text:p text:style-name="P60"/>
      <text:p text:style-name="P60">De la siguiente forma se podría recorrer el array de datos para mostrar su contenido:</text:p>
      <text:p text:style-name="P60">for (var i=0; i&lt; datos.length; i++){</text:p>
      <text:p text:style-name="P60">document.write("Centro ID: "+datos[i].id+" - ");</text:p>
      <text:p text:style-name="P60">document.write("Nombre: "+datos[i].nombrecentro+" - ");</text:p>
      <text:p text:style-name="P60">document.write("Localidad: "+datos[i].localidad+" - ");</text:p>
      <text:p text:style-name="P60">document.write("Provincia: "+datos[i].provincia+"&lt;br/&gt;");</text:p>
      <text:p text:style-name="P60">}</text:p>
      <text:p text:style-name="P60"/>
      <text:p text:style-name="P60">Y obtendríamos como resultado:</text:p>
      <text:p text:style-name="P60">Centro ID: 2 - Nombre: IES A Piringalla - Localidad: Lugo - Provincia: Lugo</text:p>
      <text:p text:style-name="P60">Centro ID: 10 - Nombre: IES As Fontiñas - Localidad: Santiago - Provincia: A Coruña</text:p>
      <text:p text:style-name="P60">Centro ID: 9 - Nombre: IES As Lagoas - Localidad: Ourense - Provincia: Ourense</text:p>
      <text:p text:style-name="P60">Centro ID: 8 - Nombre: IES Cruceiro Baleares - Localidad: Culleredo - Provincia: A Coruña</text:p>
      <text:p text:style-name="P60">Centro ID: 6 - Nombre: IES Cruceiro Baleares - Localidad: Culleredo - Provincia: A Coruña</text:p>
      <text:p text:style-name="P60">Centro ID: 4 - Nombre: IES de Teis - Localidad: Vigo - Provincia: Pontevedra</text:p>
      <text:p text:style-name="P60">Centro ID: 5 - Nombre: IES Leliadoura - Localidad: Ribeira - Provincia: A Coruña</text:p>
      <text:p text:style-name="P60">Centro ID: 7 - Nombre: IES Leliadoura - Localidad: Ribeira - Provincia: A Coruña</text:p>
      <text:p text:style-name="P60">Centro ID: 1 - Nombre: IES Ramon Aller Ulloa - Localidad: Lalin - Provincia: Pontevedra</text:p>
      <text:p text:style-name="P60">Centro ID: 3 - Nombre: IES San Clemente - Localidad: Santiago de Compostela - Provincia: A</text:p>
      <text:p text:style-name="P59">Coruña</text:p>
      <text:p text:style-name="P1"><text:span text:style-name="Source_20_Text"><text:span text:style-name="T8"/></text:span></text:p>
      <text:h text:style-name="Heading_20_1" text:outline-level="1"><text:bookmark-start text:name="__RefHeading___Toc2138_3887100520"/><text:span text:style-name="Source_20_Text"><text:span text:style-name="T52">2. I</text:span></text:span><text:span text:style-name="Source_20_Text">terar un objeto </text:span><text:bookmark-end text:name="__RefHeading___Toc2138_3887100520"/></text:h>
      <text:p text:style-name="Text_20_body"><text:span text:style-name="Source_20_Text"><text:span text:style-name="T45">Para </text:span></text:span><text:span text:style-name="Source_20_Text"><text:span text:style-name="Strong_20_Emphasis"><text:span text:style-name="T45">recorrer el contenido de un objeto en JavaScript</text:span></text:span></text:span><text:span text:style-name="Source_20_Text"><text:span text:style-name="T45">, puedes usar for...in, Object.keys(), Object.entries(), o incluso for...of (pero </text:span></text:span><text:span text:style-name="Source_20_Text"><text:span text:style-name="Emphasis"><text:span text:style-name="T45">solo</text:span></text:span></text:span><text:span text:style-name="Source_20_Text"><text:span text:style-name="T45"> si lo combinas con esos métodos, porque un objeto </text:span></text:span><text:span text:style-name="Source_20_Text"><text:span text:style-name="Strong_20_Emphasis"><text:span text:style-name="T45">no es iterable</text:span></text:span></text:span><text:span text:style-name="Source_20_Text"><text:span text:style-name="T45"> por sí mismo).</text:span></text:span></text:p>
      <text:p text:style-name="P73">Aquí tienes una explicación clara con ejemplos.</text:p>
      <text:h text:style-name="Heading_20_2" text:outline-level="2"><text:bookmark-start text:name="__RefHeading___Toc2140_3887100520"/><text:span text:style-name="T47">2.1 </text:span><text:span text:style-name="Strong_20_Emphasis"><text:span text:style-name="T45">Recorrer un objeto con </text:span></text:span><text:span text:style-name="Strong_20_Emphasis"><text:span text:style-name="Source_20_Text"><text:span text:style-name="T45">for...in</text:span></text:span></text:span><text:bookmark-end text:name="__RefHeading___Toc2140_3887100520"/></text:h>
      <text:p text:style-name="Text_20_body"><text:span text:style-name="Source_20_Text"><text:span text:style-name="T45">for...in</text:span></text:span><text:span text:style-name="T45"> sirve para recorrer </text:span><text:span text:style-name="Strong_20_Emphasis"><text:span text:style-name="T45">las claves</text:span></text:span><text:span text:style-name="T45"> (propiedades) de un objeto.</text:span></text:p>
      <text:p text:style-name="Preformatted_20_Text"><text:span text:style-name="Source_20_Text"><text:span text:style-name="T45">const persona = {</text:span></text:span></text:p>
      <text:p text:style-name="Preformatted_20_Text"><text:span text:style-name="Source_20_Text"><text:span text:style-name="T45"><text:s text:c="2"/>nombre: "Ana",</text:span></text:span></text:p>
      <text:p text:style-name="Preformatted_20_Text"><text:span text:style-name="Source_20_Text"><text:span text:style-name="T45"><text:s text:c="2"/>edad: 25,</text:span></text:span></text:p>
      <text:p text:style-name="Preformatted_20_Text"><text:span text:style-name="Source_20_Text"><text:span text:style-name="T45"><text:s text:c="2"/>ciudad: "Lima"</text:span></text:span></text:p>
      <text:p text:style-name="Preformatted_20_Text"><text:span text:style-name="Source_20_Text"><text:span text:style-name="T45">};</text:span></text:span></text:p>
      <text:list xml:id="list2837727393" text:style-name="L1">
        <text:list-item>
          <text:p text:style-name="P44"><text:span text:style-name="Source_20_Text"><text:span text:style-name="T45">for (let clave in persona) { <text:s text:c="3"/>console.log(clave, persona[clave]); <text:s/>}</text:span></text:span></text:p>
        </text:list-item>
      </text:list>
      <text:p text:style-name="Preformatted_20_Text"><text:soft-page-break/><text:span text:style-name="Source_20_Text"><text:span text:style-name="T45"/></text:span></text:p>
      <text:p text:style-name="P80"><text:span text:style-name="T44">let </text:span><text:span text:style-name="T38">avion2 = { marca: "Boeing-2", modelo: "747-2", pasajeros: "450-2", 1: "marcha1-2", 2: "marcha2-2" };</text:span></text:p>
      <text:p text:style-name="P10"><text:span text:style-name="Source_20_Text"><text:span text:style-name="T45">for (key in avion2) { document.write(key + "-" + avion2[key] + "&lt;br&gt;");</text:span></text:span></text:p>
      <text:h text:style-name="Heading_20_1" text:outline-level="1"><text:bookmark-start text:name="__RefHeading___Toc2142_3887100520"/><text:span text:style-name="T39">2.</text:span><text:span text:style-name="T40">2</text:span><text:span text:style-name="T39"> </text:span><text:span text:style-name="Strong_20_Emphasis"><text:span text:style-name="T39">Recorrer un objeto con </text:span></text:span><text:span text:style-name="Strong_20_Emphasis"><text:span text:style-name="Source_20_Text"><text:span text:style-name="T39">forEach()</text:span></text:span></text:span><text:bookmark-end text:name="__RefHeading___Toc2142_3887100520"/></text:h>
      <text:p text:style-name="Text_20_body"><text:span text:style-name="T45">Un objeto </text:span><text:span text:style-name="Strong_20_Emphasis"><text:span text:style-name="T45">no tiene .forEach()</text:span></text:span><text:span text:style-name="T45">, pero puedes usar </text:span><text:span text:style-name="Source_20_Text"><text:span text:style-name="T45">Object.keys()</text:span></text:span><text:span text:style-name="T45">, </text:span><text:span text:style-name="Source_20_Text"><text:span text:style-name="T45">Object.values()</text:span></text:span><text:span text:style-name="T45"> o </text:span><text:span text:style-name="Source_20_Text"><text:span text:style-name="T45">Object.entries()</text:span></text:span><text:span text:style-name="T45">.</text:span></text:p>
      <text:list xml:id="list1868413185" text:style-name="L2">
        <text:list-item>
          <text:h text:style-name="P43" text:outline-level="3"><text:bookmark-start text:name="__RefHeading___Toc2144_3887100520"/><text:span text:style-name="T45">Con claves (</text:span><text:span text:style-name="Source_20_Text"><text:span text:style-name="T45">Object.keys()</text:span></text:span><text:span text:style-name="T45">) </text:span><text:bookmark-end text:name="__RefHeading___Toc2144_3887100520"/></text:h>
          <text:list>
            <text:list-item>
              <text:p text:style-name="P46"><text:span text:style-name="Source_20_Text"><text:span text:style-name="T45">Object.keys(persona).forEach(clave =&gt; { <text:s text:c="3"/>console.log(clave, persona[clave]); });</text:span></text:span></text:p>
            </text:list-item>
          </text:list>
        </text:list-item>
        <text:list-item>
          <text:h text:style-name="P42" text:outline-level="3"><text:bookmark-start text:name="__RefHeading___Toc2146_3887100520"/><text:span text:style-name="T45"><text:s/>Con valores (</text:span><text:span text:style-name="Source_20_Text"><text:span text:style-name="T45">Object.values()</text:span></text:span><text:span text:style-name="T45">) </text:span><text:bookmark-end text:name="__RefHeading___Toc2146_3887100520"/></text:h>
          <text:list>
            <text:list-item>
              <text:p text:style-name="P45"><text:span text:style-name="Source_20_Text"><text:span text:style-name="T45">Object.values(persona).forEach(valor =&gt; { <text:s text:c="3"/>console.log(valor); });</text:span></text:span></text:p>
            </text:list-item>
          </text:list>
        </text:list-item>
        <text:list-item>
          <text:h text:style-name="P42" text:outline-level="3"><text:bookmark-start text:name="__RefHeading___Toc2148_3887100520"/><text:span text:style-name="T45">Con claves y valores (</text:span><text:span text:style-name="Source_20_Text"><text:span text:style-name="T45">Object.entries()</text:span></text:span><text:span text:style-name="T45">)</text:span><text:bookmark-end text:name="__RefHeading___Toc2148_3887100520"/></text:h>
          <text:list>
            <text:list-item>
              <text:p text:style-name="P45"><text:span text:style-name="Source_20_Text"><text:span text:style-name="T45">Object.entries(persona).forEach(([clave, valor]) =&gt; { <text:s text:c="3"/>console.log(clave, valor); });</text:span></text:span></text:p>
            </text:list-item>
          </text:list>
        </text:list-item>
      </text:list>
      <text:h text:style-name="Heading_20_1" text:outline-level="1"><text:bookmark-start text:name="__RefHeading___Toc2150_3887100520"/><text:span text:style-name="T46">2.</text:span><text:span text:style-name="T45">3. </text:span><text:span text:style-name="Strong_20_Emphasis"><text:span text:style-name="T45">Recorrer un objeto con </text:span></text:span><text:span text:style-name="Strong_20_Emphasis"><text:span text:style-name="Source_20_Text"><text:span text:style-name="T45">for...of</text:span></text:span></text:span><text:bookmark-end text:name="__RefHeading___Toc2150_3887100520"/></text:h>
      <text:p text:style-name="Text_20_body"><text:span text:style-name="T45">Un objeto </text:span><text:span text:style-name="Strong_20_Emphasis"><text:span text:style-name="T45">no es iterable</text:span></text:span><text:span text:style-name="T45"> directamente, pero puedes usarlo junto con </text:span><text:span text:style-name="Source_20_Text"><text:span text:style-name="T45">Object.entries()</text:span></text:span><text:span text:style-name="T45">:</text:span></text:p>
      <text:p text:style-name="Preformatted_20_Text"><text:span text:style-name="Source_20_Text"><text:span text:style-name="T45">for (let [clave, valor] of Object.entries(persona)) { <text:s text:c="2"/>console.log(clave, valor); }</text:span></text:span></text:p>
      <text:p text:style-name="P81"><text:span text:style-name="T45"><text:tab/><text:tab/>}</text:span></text:p>
      <text:h text:style-name="Heading_20_1" text:outline-level="1"><text:bookmark-start text:name="__RefHeading___Toc2154_3887100520"/><text:span text:style-name="T52">3. </text:span>Prototipos de objetos<text:bookmark-end text:name="__RefHeading___Toc2154_3887100520"/></text:h>
      <text:p text:style-name="P6"><text:span text:style-name="T9">Los prototipos son un mecanismo mediante el cual los objetos en JavaScript heredan características entre sí. En este artículo, explicaremos como funcionan los prototipos y también cómo se pueden usar las propiedades de estos para añadir métodos a los contructores existentes.</text:span> <text:tab/></text:p>
      <text:h text:style-name="Heading_20_2" text:outline-level="2"><text:bookmark-start text:name="__RefHeading___Toc2156_3887100520"/><text:span text:style-name="T54">3.1 </text:span>Modificando prototipos<text:bookmark-end text:name="__RefHeading___Toc2156_3887100520"/></text:h>
      <text:p text:style-name="P6"><text:span text:style-name="T30">P</text:span>ara modificar la propiedad prototype de una función constructor (los métodos añadidos a la propiedad prototipo están disponibles en todas las instancias de los objetos creados a partir del constructor).</text:p>
      <text:p text:style-name="P6">el siguiente código <text:s/>añade un nuevo método <text:span text:style-name="T30">y atributo</text:span> a la propiedad prototype del constructor:</text:p>
      <text:p text:style-name="P7">Person.<text:span text:style-name="T32">prototype</text:span>.<text:span text:style-name="T30">vivaYo</text:span> = "<text:span text:style-name="T30">VivaYo";</text:span></text:p>
      <text:p text:style-name="P9">Person.<text:span text:style-name="T32">prototype</text:span>.farewell = function () { </text:p>
      <text:p text:style-name="P9"><text:tab/> <text:s/>alert(this.name.first + " ha dejado el edificio. ¡Adiós por ahora!"<text:span text:style-name="T30">+ this.vivaYo </text:span>);</text:p>
      <text:p text:style-name="P6">};</text:p>
      <text:p text:style-name="P8">Guarda el código y abre la página en el navegador, e ingresa lo siguiente en la entrada de texto.</text:p>
      <text:p text:style-name="P6">person1.farewell();</text:p>
      <text:h text:style-name="Heading_20_2" text:outline-level="2"><text:soft-page-break/><text:span text:style-name="T33"/></text:h>
      <text:h text:style-name="P36" text:outline-level="2"><text:bookmark-start text:name="__RefHeading___Toc2285_3887100520"/><text:span text:style-name="T33">3.2 P</text:span><text:span text:style-name="T32">rototype </text:span><text:span text:style-name="T33">X Funciones Flecha</text:span><text:bookmark-end text:name="__RefHeading___Toc2285_3887100520"/></text:h>
      <text:p text:style-name="P18">OJOOOOO : NO SE PUEDEN USAR FUNCIONES FLECHA CON el PROTOTYPE</text:p>
      <text:p text:style-name="P19">ESTO ESTARIA MAL </text:p>
      <text:p text:style-name="P17"><text:tab/>String.prototype.tedacuen=()=&gt;("Te da cuen pecador de la pradera¡")</text:p>
      <text:p text:style-name="P17"><text:span text:style-name="T34"><text:tab/>String.tedacuen</text:span><text:span text:style-name="T35">Estatica</text:span><text:span text:style-name="T34">=()=&gt;("Te da cuen pecador de la pradera2¡")</text:span></text:p>
      <text:p text:style-name="P23"><text:tab/>console.log("".tedacuen())</text:p>
      <text:p text:style-name="P17"><text:span text:style-name="T34"><text:tab/>console.log(String.tedacuen</text:span><text:span text:style-name="T35">Estatica</text:span><text:span text:style-name="T34">())</text:span></text:p>
      <text:p text:style-name="P20">Esto lo podemos usar para cualquier clase por ejemplo la Clase string. </text:p>
      <text:p text:style-name="P22">String.prototype.tedacuen= <text:span text:style-name="T37">function </text:span>() <text:span text:style-name="T37">{ return </text:span>"Te da cuen pecador de la pradera¡"<text:span text:style-name="T37">} </text:span></text:p>
      <text:p text:style-name="P21"><text:span text:style-name="T49">String.tedacuen</text:span><text:span text:style-name="T50">Estatica</text:span><text:span text:style-name="T49">= </text:span><text:span text:style-name="T51">function </text:span><text:span text:style-name="T49">() </text:span><text:span text:style-name="T51">{ return </text:span><text:span text:style-name="T49">"Te da cuen pecador de la pradera¡"</text:span><text:span text:style-name="T51">} <text:line-break/></text:span><text:span text:style-name="T49">console.log("".tedacuen())<text:line-break/></text:span><text:span text:style-name="T50">console.log(String.tedacuenEstatica())</text:span></text:p>
      <text:h text:style-name="P35" text:outline-level="1"><text:bookmark-start text:name="__RefHeading___Toc2158_3887100520"/><text:span text:style-name="T55">4. </text:span>5 maneras de iterar un objeto en JavaScript<text:bookmark-end text:name="__RefHeading___Toc2158_3887100520"/></text:h>
      <text:p text:style-name="P2">Los objetos son estructuras de datos bastante importantes en JavaScript, internamente el lenguaje administra todo mediante objetos. Recorrerlos o iterarlos es bastante sencillo.</text:p>
      <text:list xml:id="list4228242483" text:style-name="L6">
        <text:list-item>
          <text:p text:style-name="P75">Recorrer objetos es una tarea bastante básica y sencilla de realizar.</text:p>
        </text:list-item>
        <text:list-item>
          <text:p text:style-name="P82"><text:span text:style-name="T14">Recomiendo usar los métodos provistos de la API del lenguaje (</text:span><text:span text:style-name="Source_20_Text"><text:span text:style-name="T15">entries()</text:span></text:span><text:span text:style-name="T14">, </text:span><text:span text:style-name="Source_20_Text"><text:span text:style-name="T15">forEach()</text:span></text:span><text:span text:style-name="T14">, </text:span><text:span text:style-name="Source_20_Text"><text:span text:style-name="T15">keys()</text:span></text:span><text:span text:style-name="T14">, </text:span><text:span text:style-name="Source_20_Text"><text:span text:style-name="T15">values()</text:span></text:span><text:span text:style-name="T14">, etc) para recorrer objetos. No reinventes la rueda.</text:span></text:p>
        </text:list-item>
        <text:list-item>
          <text:p text:style-name="P76"><text:span text:style-name="Strong_20_Emphasis"><text:span text:style-name="T16">No te limites a usar las meneras de recorrer un objeto descritas en este post, dependiendo a la situación, puede que te sea más útil usar otros métodos. En desarrollo existen varias maneras de llegar a los mismos resultados.</text:span></text:span></text:p>
        </text:list-item>
      </text:list>
      <text:p text:style-name="P30"><text:span text:style-name="Source_20_Text"><text:span text:style-name="T15">let perro = {</text:span></text:span></text:p>
      <text:p text:style-name="P29"><text:span text:style-name="Source_20_Text"><text:span text:style-name="T17"><text:s text:c="2"/></text:span></text:span><text:span text:style-name="Source_20_Text"><text:span text:style-name="T15">nombre: "Scott",</text:span></text:span></text:p>
      <text:p text:style-name="P29"><text:span text:style-name="Source_20_Text"><text:span text:style-name="T17"><text:s text:c="2"/></text:span></text:span><text:span text:style-name="Source_20_Text"><text:span text:style-name="T15">color: "Negro",</text:span></text:span></text:p>
      <text:p text:style-name="P29"><text:span text:style-name="Source_20_Text"><text:span text:style-name="T17"><text:s text:c="2"/></text:span></text:span><text:span text:style-name="Source_20_Text"><text:span text:style-name="T15">macho: true,</text:span></text:span></text:p>
      <text:p text:style-name="P29"><text:span text:style-name="Source_20_Text"><text:span text:style-name="T17"><text:s text:c="2"/></text:span></text:span><text:span text:style-name="Source_20_Text"><text:span text:style-name="T15">edad: 5</text:span></text:span></text:p>
      <text:p text:style-name="P47"><text:span text:style-name="Source_20_Text"><text:span text:style-name="T15">};</text:span></text:span></text:p>
      <text:section text:style-name="Sect2" text:name="Sección3">
        <text:h text:style-name="P37" text:outline-level="2"><text:bookmark-start text:name="__RefHeading___Toc2160_3887100520"/><text:span text:style-name="Strong_20_Emphasis"><text:span text:style-name="T12">1. Usando la propiedad </text:span></text:span><text:span text:style-name="Strong_20_Emphasis"><text:span text:style-name="Source_20_Text"><text:span text:style-name="T13">Object.keys()</text:span></text:span></text:span><text:bookmark-end text:name="__RefHeading___Toc2160_3887100520"/></text:h>
        <text:p text:style-name="P48"><text:span text:style-name="Source_20_Text"><text:span text:style-name="T15">Object.keys()</text:span></text:span><text:span text:style-name="Source_20_Text"><text:span text:style-name="T14"> obtiene en un arreglo todas las claves del objeto en cuestión.*</text:span></text:span></text:p>
        <text:p text:style-name="P48"><text:span text:style-name="Source_20_Text"><text:span text:style-name="T13"/></text:span></text:p>
        <text:p text:style-name="P49"><text:span text:style-name="Source_20_Text"><text:span text:style-name="T15">let claves = Object.keys(perro); // claves = ["nombre", "color", "macho", "edad"]</text:span></text:span></text:p>
        <text:p text:style-name="P49"><text:span text:style-name="Source_20_Text"><text:span text:style-name="T15">for(let i=0; i&lt; claves.length; i++){</text:span></text:span></text:p>
        <text:p text:style-name="P49"><text:span text:style-name="Source_20_Text"><text:span text:style-name="T17"><text:s text:c="2"/></text:span></text:span><text:span text:style-name="Source_20_Text"><text:span text:style-name="T15">let clave = claves[i];</text:span></text:span></text:p>
        <text:p text:style-name="P49"><text:span text:style-name="Source_20_Text"><text:span text:style-name="T17"><text:s text:c="2"/></text:span></text:span><text:span text:style-name="Source_20_Text"><text:span text:style-name="T15">console.log(perro[clave]);</text:span></text:span></text:p>
        <text:p text:style-name="P49"><text:span text:style-name="Source_20_Text"><text:span text:style-name="T15">}</text:span></text:span></text:p>
        <text:h text:style-name="P41" text:outline-level="2"><text:span text:style-name="Strong_20_Emphasis"><text:span text:style-name="T12">2. Usando la propiedad </text:span></text:span><text:span text:style-name="Strong_20_Emphasis"><text:span text:style-name="Source_20_Text"><text:span text:style-name="T13">Object.values()</text:span></text:span></text:span><text:span text:style-name="Source_20_Text"><text:span text:style-name="T13"><text:line-break/></text:span></text:span><text:span text:style-name="Source_20_Text"><text:span text:style-name="T15">Object.values()</text:span></text:span><text:span text:style-name="T14"> obtiene los valores del objecto en cuestión.*</text:span></text:h>
        <text:p text:style-name="P54"><text:span text:style-name="Source_20_Text"><text:span text:style-name="T15">let valores = Object.values(perro); // valores = ["Scott", "Negro", true, 5];</text:span></text:span></text:p>
        <text:p text:style-name="P54"><text:span text:style-name="Source_20_Text"><text:span text:style-name="T15">for(let i=0; i&lt; valores.length; i++){</text:span></text:span></text:p>
        <text:p text:style-name="P54"><text:span text:style-name="Source_20_Text"><text:span text:style-name="T17"><text:s text:c="2"/></text:span></text:span><text:span text:style-name="Source_20_Text"><text:span text:style-name="T15">console.log(valores[i]);</text:span></text:span></text:p>
        <text:p text:style-name="P54"><text:span text:style-name="Source_20_Text"><text:span text:style-name="T15">}</text:span></text:span></text:p>
        <text:h text:style-name="P38" text:outline-level="2"><text:bookmark-start text:name="__RefHeading___Toc2164_3887100520"/><text:span text:style-name="Strong_20_Emphasis"><text:span text:style-name="T12">3. Usando un bucle </text:span></text:span><text:span text:style-name="Strong_20_Emphasis"><text:span text:style-name="Source_20_Text"><text:span text:style-name="T13">for...in</text:span></text:span></text:span><text:bookmark-end text:name="__RefHeading___Toc2164_3887100520"/></text:h>
        <text:p text:style-name="P51"><text:span text:style-name="Source_20_Text"><text:span text:style-name="T15">for (let clave in perro){</text:span></text:span></text:p>
        <text:p text:style-name="P51"><text:span text:style-name="Source_20_Text"><text:span text:style-name="T17"><text:s text:c="2"/></text:span></text:span><text:span text:style-name="Source_20_Text"><text:span text:style-name="T15">console.log(perro[clave]);</text:span></text:span></text:p>
        <text:p text:style-name="P51"><text:span text:style-name="Source_20_Text"><text:span text:style-name="T15">}</text:span></text:span></text:p>
        <text:h text:style-name="P39" text:outline-level="2"><text:bookmark-start text:name="__RefHeading___Toc2166_3887100520"/><text:span text:style-name="Strong_20_Emphasis"><text:span text:style-name="T12">4. Usando la propiedad </text:span></text:span><text:span text:style-name="Strong_20_Emphasis"><text:span text:style-name="Source_20_Text"><text:span text:style-name="T13">Object.entries()</text:span></text:span></text:span><text:span text:style-name="Strong_20_Emphasis"><text:span text:style-name="T12"> con un </text:span></text:span><text:span text:style-name="Strong_20_Emphasis"><text:span text:style-name="Source_20_Text"><text:span text:style-name="T13">forEach()</text:span></text:span></text:span><text:bookmark-end text:name="__RefHeading___Toc2166_3887100520"/></text:h>
        <text:p text:style-name="P55"><text:span text:style-name="Source_20_Text"><text:span text:style-name="T10">// valores = [</text:span></text:span><text:span text:style-name="Source_20_Text"><text:span text:style-name="T11">["nombre",</text:span></text:span><text:span text:style-name="Source_20_Text"><text:span text:style-name="T10">"Scott"</text:span></text:span><text:span text:style-name="Source_20_Text"><text:span text:style-name="T11">]</text:span></text:span><text:span text:style-name="Source_20_Text"><text:span text:style-name="T10">, </text:span></text:span><text:span text:style-name="Source_20_Text"><text:span text:style-name="T11">["color",</text:span></text:span><text:span text:style-name="Source_20_Text"><text:span text:style-name="T10">"Negro"</text:span></text:span><text:span text:style-name="Source_20_Text"><text:span text:style-name="T11">]</text:span></text:span><text:span text:style-name="Source_20_Text"><text:span text:style-name="T10">, </text:span></text:span><text:span text:style-name="Source_20_Text"><text:span text:style-name="T11">["macho",</text:span></text:span><text:span text:style-name="Source_20_Text"><text:span text:style-name="T10">true</text:span></text:span><text:span text:style-name="Source_20_Text"><text:span text:style-name="T11">]</text:span></text:span><text:span text:style-name="Source_20_Text"><text:span text:style-name="T10">, </text:span></text:span><text:span text:style-name="Source_20_Text"><text:span text:style-name="T11">["edad",</text:span></text:span><text:span text:style-name="Source_20_Text"><text:span text:style-name="T10">5</text:span></text:span><text:span text:style-name="Source_20_Text"><text:span text:style-name="T11">]</text:span></text:span><text:span text:style-name="Source_20_Text"><text:span text:style-name="T10">];</text:span></text:span></text:p>
        <text:p text:style-name="P57"/>
        <text:p text:style-name="P52"><text:span text:style-name="Source_20_Text"><text:span text:style-name="T15">Object.entries(perro).forEach(([key, value]) =&gt; {</text:span></text:span></text:p>
        <text:p text:style-name="P52"><text:span text:style-name="Source_20_Text"><text:span text:style-name="T17"><text:s text:c="2"/></text:span></text:span><text:span text:style-name="Source_20_Text"><text:span text:style-name="T15">console.log(value)</text:span></text:span></text:p>
        <text:p text:style-name="P52"><text:span text:style-name="Source_20_Text"><text:span text:style-name="T15">});</text:span></text:span></text:p>
        <text:h text:style-name="P40" text:outline-level="2"><text:bookmark-start text:name="__RefHeading___Toc2168_3887100520"/><text:span text:style-name="Strong_20_Emphasis"><text:span text:style-name="T12">5. Usando la propiedad </text:span></text:span><text:span text:style-name="Strong_20_Emphasis"><text:span text:style-name="Source_20_Text"><text:span text:style-name="T13">Object.entries()</text:span></text:span></text:span><text:span text:style-name="Strong_20_Emphasis"><text:span text:style-name="T12"> y un bucle </text:span></text:span><text:span text:style-name="Strong_20_Emphasis"><text:span text:style-name="Source_20_Text"><text:span text:style-name="T13">for...of</text:span></text:span></text:span><text:bookmark-end text:name="__RefHeading___Toc2168_3887100520"/></text:h>
        <text:p text:style-name="P53"><text:span text:style-name="Source_20_Text"><text:span text:style-name="T15">for(const [key, value] of Object.entries(perro)){ </text:span></text:span><text:span text:style-name="Source_20_Text"><text:span text:style-name="T17"><text:s text:c="2"/></text:span></text:span><text:span text:style-name="Source_20_Text"><text:span text:style-name="T15">console.log(value) }</text:span></text:span></text:p>
      </text:section>
      <text:p text:style-name="P56"/>
      <text:p text:style-name="P56"/>
      <text:p text:style-name="P24"><text:span text:style-name="Source_20_Text"><text:span text:style-name="T15">/*salida:</text:span></text:span></text:p>
      <text:p text:style-name="P24"><text:span text:style-name="Source_20_Text"><text:span text:style-name="T15">"Scott"</text:span></text:span></text:p>
      <text:p text:style-name="P24"><text:span text:style-name="Source_20_Text"><text:span text:style-name="T15">"Negro"</text:span></text:span></text:p>
      <text:p text:style-name="P24"><text:span text:style-name="Source_20_Text"><text:span text:style-name="T15">true</text:span></text:span></text:p>
      <text:p text:style-name="P24"><text:span text:style-name="Source_20_Text"><text:span text:style-name="T15">5</text:span></text:span></text:p>
      <text:p text:style-name="P24"><text:span text:style-name="Source_20_Text"><text:span text:style-name="T15">*/</text:span></text:span></text:p>
      <text:list xml:id="list1993873628" text:style-name="L3">
        <text:list-header>
          <text:p text:style-name="P74"/>
          <text:p text:style-name="P74"/>
        </text:list-header>
      </text:list>
      <text:p text:style-name="P3"/>
      <text:h text:style-name="P35" text:outline-level="1"><text:bookmark-start text:name="__RefHeading___Toc2282_3887100520"/><text:span text:style-name="T52">4. </text:span>Ejercicios <text:bookmark-end text:name="__RefHeading___Toc2282_3887100520"/></text:h>
      <text:list xml:id="list326523173" text:style-name="L5">
        <text:list-item>
          <text:p text:style-name="P77">Crea un objeto alumno con los siguientes valores metodos y propiedades</text:p>
          <text:list>
            <text:list-item>
              <text:p text:style-name="P77">Propiedades: nombre, apellidos, id, NombreModulos, notasModulos (estos dos son dos arrays paralelos) </text:p>
            </text:list-item>
            <text:list-item>
              <text:p text:style-name="P77">Metodos: </text:p>
              <text:list>
                <text:list-item>
                  <text:p text:style-name="P77">set y get de las propiedades nombre, apellidos, id </text:p>
                </text:list-item>
                <text:list-item>
                  <text:p text:style-name="P77">Mostrar modulos(id): muestra el nombre de los modulos</text:p>
                </text:list-item>
                <text:list-item>
                  <text:p text:style-name="P77">nota(nombremodulo) : muestra la nota del modulo</text:p>
                </text:list-item>
                <text:list-item>
                  <text:p text:style-name="P77">media(id) te muestra su media</text:p>
                </text:list-item>
                <text:list-item>
                  <text:p text:style-name="P77">suspensas(id): te muestra las notas suspensas</text:p>
                </text:list-item>
                <text:list-item>
                  <text:p text:style-name="P77">Aprobadas(id): te muestra las notas aprobadas</text:p>
                  <text:p text:style-name="P77">el id es para que se muestre en el InnerElement que tenga ese id.</text:p>
                </text:list-item>
              </text:list>
            </text:list-item>
          </text:list>
        </text:list-item>
        <text:list-item>
          <text:p text:style-name="P77">Realiza el anterior para que los metodos sean funciones anonimas. Usando la notacion () =&gt; <text:s/></text:p>
        </text:list-item>
        <text:list-item>
          <text:p text:style-name="P77">Crea un ejemplo que Muestra cada elemento. </text:p>
          <text:p text:style-name="P77"/>
        </text:list-item>
        <text:list-item>
          <text:p text:style-name="P77">Crea un objeto clase que sea un array de alumnos con los metodos (con notacion <text:s/>anonima)</text:p>
          <text:list>
            <text:list-item>
              <text:p text:style-name="P77">matricular(alumno) </text:p>
            </text:list-item>
            <text:list-item>
              <text:p text:style-name="P77">eliminar( alumnos)</text:p>
            </text:list-item>
            <text:list-item>
              <text:p text:style-name="P77">numero(alumnos)</text:p>
            </text:list-item>
            <text:list-item>
              <text:p text:style-name="P77">Mostrar(id) </text:p>
              <text:p text:style-name="P77"/>
            </text:list-item>
          </text:list>
        </text:list-item>
        <text:list-item>
          <text:p text:style-name="P77">Crea un objeto instituto con nombre , direccion e id de manera literal. </text:p>
        </text:list-item>
        <text:list-item>
          <text:p text:style-name="P70"><text:span text:style-name="T1">Añade al anterior una metodo </text:span><text:span text:style-name="T2">cambiarnombre(direccion) y mostrar(id) </text:span><text:span text:style-name="T1">de manera literal </text:span><text:span text:style-name="T2">usando funciones anonimas.</text:span></text:p>
        </text:list-item>
        <text:list-item>
          <text:p text:style-name="P71"><text:span text:style-name="T1">Añade al anterior una metodo </text:span><text:span text:style-name="T2">cambiarnombre(direccion) y mostrar(id) </text:span><text:span text:style-name="T1">de manera literal </text:span><text:span text:style-name="T2">usando funciones </text:span><text:span text:style-name="T3">Flechas </text:span></text:p>
        </text:list-item>
        <text:list-item>
          <text:p text:style-name="P78">Ejecuta este codigo y observa la diferencia entre el this usando f. Anonimas y flecha </text:p>
        </text:list-item>
      </text:list>
      <text:section text:style-name="Sect2" text:name="Sección2">
        <text:p text:style-name="P14">var p = new Person1();</text:p>
        <text:p text:style-name="P14"><text:s text:c="8"/>window.age = 10; // &lt;- Age en ventana </text:p>
        <text:p text:style-name="P14"><text:s text:c="8"/>function Person1() {</text:p>
        <text:p text:style-name="P14"><text:s text:c="12"/>this.age = 41; // &lt;- Age en Persona1</text:p>
        <text:p text:style-name="P14"><text:s text:c="12"/>setTimeout(function () {</text:p>
        <text:p text:style-name="P14"><text:s text:c="16"/>// &lt;-- La función <text:s/>ejecutando en el ámbito de window</text:p>
        <text:p text:style-name="P14"><text:s text:c="16"/>document.getElementById('msg').innerHTML += "&lt;br&gt; funcion anonima this.age1:" + this.age; // genera "10" porque la función se ejecuta en el ámbito de window</text:p>
        <text:p text:style-name="P14"><text:s text:c="12"/>}, 100); <text:s text:c="8"/>}</text:p>
        <text:p text:style-name="P14">function Person2() {</text:p>
        <text:p text:style-name="P14"><text:s text:c="12"/>this.age = 42; // &lt;-- ¿&lt;- Age en Persona2</text:p>
        <text:p text:style-name="P14"><text:s text:c="12"/>setTimeout(() =&gt; {</text:p>
        <text:p text:style-name="P14"><text:s text:c="16"/>// &lt;-- La función flecha <text:s text:c="2"/>ejecutando en <text:s/>Person2</text:p>
        <text:p text:style-name="P14"><text:s text:c="16"/>document.getElementById('msg').innerHTML += "&lt;br&gt; funcion flecha this.age2:" + this.age; // genera ";" porque la función se ejecuta en el ámbito de window</text:p>
        <text:p text:style-name="P14"><text:s text:c="12"/>}, 100); <text:s text:c="6"/>}</text:p>
        <text:p text:style-name="P14"><text:s text:c="8"/>var p = new Person2();</text:p>
      </text:section>
      <text:list xml:id="list192721302216195" text:continue-numbering="true" text:style-name="L5">
        <text:list-header>
          <text:p text:style-name="P58"/>
          <text:p text:style-name="P78"><text:soft-page-break/></text:p>
        </text:list-header>
        <text:list-item>
          <text:p text:style-name="P71"><text:span text:style-name="T1">Añade al </text:span><text:span text:style-name="T3">varios metodos de manera dinamica usando prototipe.</text:span></text:p>
        </text:list-item>
        <text:list-item>
          <text:p text:style-name="P72"><text:span text:style-name="T5">E</text:span><text:span text:style-name="T4">special santa claus </text:span></text:p>
          <text:p text:style-name="P79">Santa Claus 🎅 está revisando el inventario de su taller para preparar la entrega de regalos. Los elfos han registrado los juguetes en un array de objetos, pero la información está un poco desordenada. Necesitas ayudar a Santa a organizar el inventario. </text:p>
          <text:p text:style-name="P79">Recibirás un array de objetos, donde cada objeto representa un juguete y tiene las propiedades:</text:p>
        </text:list-item>
      </text:list>
      <text:p text:style-name="P12"/>
      <text:p text:style-name="P12">name: el nombre del juguete (string).</text:p>
      <text:p text:style-name="P12">quantity: la cantidad disponible de ese juguete (entero).</text:p>
      <text:p text:style-name="P12">category: la categoría a la que pertenece el juguete (string).</text:p>
      <text:p text:style-name="P12">Escribe una función que procese este array y devuelva un objeto que organice los juguetes de la siguiente manera:</text:p>
      <text:p text:style-name="P12"/>
      <text:p text:style-name="P12">Las claves del objeto serán las categorías de juguetes.</text:p>
      <text:p text:style-name="P12">Los valores serán objetos que tienen como claves los nombres de los juguetes y como valores las cantidades totales de cada juguete en esa categoría.</text:p>
      <text:p text:style-name="P12">Si hay juguetes con el mismo nombre en la misma categoría, debes sumar sus cantidades.</text:p>
      <text:p text:style-name="P12">Si el array está vacío, la función debe devolver un objeto vacío {}.</text:p>
      <text:p text:style-name="P12"/>
      <text:p text:style-name="P12">const inventory = [</text:p>
      <text:p text:style-name="P12"><text:s text:c="2"/>{ name: 'doll', quantity: 5, category: 'toys' },</text:p>
      <text:p text:style-name="P12"><text:s text:c="2"/>{ name: 'car', quantity: 3, category: 'toys' },</text:p>
      <text:p text:style-name="P12"><text:s text:c="2"/>{ name: 'ball', quantity: 2, category: 'sports' },</text:p>
      <text:p text:style-name="P12"><text:s text:c="2"/>{ name: 'car', quantity: 2, category: 'toys' },</text:p>
      <text:p text:style-name="P12"><text:s text:c="2"/>{ name: 'racket', quantity: 4, category: 'sports' }</text:p>
      <text:p text:style-name="P13"><text:s text:c="2"/>{ name: 'racket', quantity: <text:span text:style-name="T36">7</text:span>, category: 'sports' }</text:p>
      <text:p text:style-name="P12">]</text:p>
      <text:p text:style-name="P12"/>
      <text:p text:style-name="P12">organizeInventory(inventory)</text:p>
      <text:p text:style-name="P12">// Resultado esperado:</text:p>
      <text:p text:style-name="P12">// {</text:p>
      <text:p text:style-name="P12">// <text:s text:c="2"/>toys: {</text:p>
      <text:p text:style-name="P12">// <text:s text:c="4"/>doll: 5,</text:p>
      <text:p text:style-name="P12">// <text:s text:c="4"/>car: 5</text:p>
      <text:p text:style-name="P12">// <text:s text:c="2"/>},</text:p>
      <text:p text:style-name="P12">// <text:s text:c="2"/>sports: {</text:p>
      <text:p text:style-name="P12">// <text:s text:c="4"/>ball: 2,</text:p>
      <text:p text:style-name="P12">// <text:s text:c="4"/>racket: <text:span text:style-name="T36">11</text:span></text:p>
      <text:p text:style-name="P12">// <text:s text:c="2"/>}</text:p>
      <text:p text:style-name="P12"/>
      <text:p text:style-name="P12">const inventory2 = [</text:p>
      <text:p text:style-name="P12"><text:s text:c="2"/>{ name: 'book', quantity: 10, category: 'education' },</text:p>
      <text:p text:style-name="P12"><text:s text:c="2"/>{ name: 'book', quantity: 5, category: 'education' },</text:p>
      <text:p text:style-name="P12"><text:s text:c="2"/>{ name: 'paint', quantity: 3, category: 'art' }</text:p>
      <text:p text:style-name="P12">]</text:p>
      <text:p text:style-name="P12"/>
      <text:p text:style-name="P12">organizeInventory(inventory2)</text:p>
      <text:p text:style-name="P12">// Resultado esperado:</text:p>
      <text:p text:style-name="P12">// {</text:p>
      <text:p text:style-name="P12">// <text:s text:c="2"/>education: {</text:p>
      <text:p text:style-name="P12">// <text:s text:c="4"/>book: 15</text:p>
      <text:p text:style-name="P12">// <text:s text:c="2"/>},</text:p>
      <text:p text:style-name="P12">// <text:s text:c="2"/>art: {</text:p>
      <text:p text:style-name="P12">// <text:s text:c="4"/>paint: 3</text:p>
      <text:p text:style-name="P12">// <text:s text:c="2"/>}</text:p>
      <text:p text:style-name="P12">// }</text:p>
      <text:p text:style-name="P15">/**</text:p>
      <text:p text:style-name="P15"><text:s/>* @param {{ name: string, quantity: number, category: string }[]} inventory</text:p>
      <text:p text:style-name="P15"><text:s/>* @returns {object} The organized inventory</text:p>
      <text:p text:style-name="P15"><text:soft-page-break/><text:s/>*/</text:p>
      <text:p text:style-name="P15">function organizeInventory(inventory) {</text:p>
      <text:p text:style-name="P15"><text:s text:c="2"/>// Code here</text:p>
      <text:p text:style-name="P15"><text:s text:c="2"/>return {}</text:p>
      <text:p text:style-name="P1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Courier New', monospace"/>
    <style:font-face style:name="Consolas1" svg:font-family="Consolas, 'Courier New', monospace"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1"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NSimSun1"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MS Mincho" style:font-family-asian="'MS Mincho'"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Calibri" fo:font-family="Calibri" style:font-family-generic="swiss" style:font-pitch="variable" fo:font-size="10pt" fo:font-weight="bold" style:font-size-asian="8.75pt" style:font-weight-asian="bold"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1" text:anchor-type="char" svg:x="5.729cm" svg:y="-1.773cm" svg:width="5.068cm" svg:height="2.196cm" draw:z-index="13"><draw:image xlink:href="Pictures/100000000000023A000000F7142BCC3DD3C6744A.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8T11:56:03.369000000</meta:creation-date>
    <dc:date>2025-12-04T19:27:20.129000000</dc:date>
    <meta:editing-duration>PT18H48M7S</meta:editing-duration>
    <meta:editing-cycles>50</meta:editing-cycles>
    <meta:generator>LibreOffice/7.3.3.2$Windows_X86_64 LibreOffice_project/d1d0ea68f081ee2800a922cac8f79445e4603348</meta:generator>
    <meta:document-statistic meta:table-count="1" meta:image-count="1" meta:object-count="0" meta:page-count="14" meta:paragraph-count="386" meta:word-count="3079" meta:character-count="20735" meta:non-whitespace-character-count="17739"/>
  </office:meta>
</office:document-meta>
</file>